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180be4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100f487" officeooo:paragraph-rsid="01729cc4" fo:background-color="#dddddd" style:font-weight-asian="bold" style:font-weight-complex="bold"/>
    </style:style>
    <style:style style:name="P7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14f0a12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1521c87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1505af8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15e8829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16cf939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16f880c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1729cc4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172ff19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1862682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156d96c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00f487" officeooo:paragraph-rsid="01751981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100f487" officeooo:paragraph-rsid="017128bb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77c68" officeooo:paragraph-rsid="01593f5e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377c68" officeooo:paragraph-rsid="01695f0d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377c68" officeooo:paragraph-rsid="01696099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377c68" officeooo:paragraph-rsid="016a858e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377c68" officeooo:paragraph-rsid="016e54df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377c68" officeooo:paragraph-rsid="01c085f6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377c68" officeooo:paragraph-rsid="00131f4f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fc9709" officeooo:paragraph-rsid="01087ab0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fc9709" officeooo:paragraph-rsid="0183b702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fc9709" officeooo:paragraph-rsid="016e54df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7bb7e8" officeooo:paragraph-rsid="014f0a12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166cf7d" officeooo:paragraph-rsid="0166cf7d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1696099" officeooo:paragraph-rsid="01696099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1751981" officeooo:paragraph-rsid="01751981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179ccaa" officeooo:paragraph-rsid="017ca761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18a2322" officeooo:paragraph-rsid="018a2322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1087ab0" officeooo:paragraph-rsid="019291bd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1087ab0" officeooo:paragraph-rsid="0190cf50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1087ab0" officeooo:paragraph-rsid="01a85102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1087ab0" officeooo:paragraph-rsid="01acd93f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19a1865" officeooo:paragraph-rsid="019a1865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19c7bf6" officeooo:paragraph-rsid="019c7bf6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1e4eb8" officeooo:paragraph-rsid="019c7bf6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11a1eb8" officeooo:paragraph-rsid="01acd93f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136227" officeooo:paragraph-rsid="013443ce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1acd93f" officeooo:paragraph-rsid="01ae85bf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1868637" officeooo:paragraph-rsid="019b3740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1e4eb8" officeooo:paragraph-rsid="00131f4f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1e4eb8" officeooo:paragraph-rsid="01521c87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1e4eb8" officeooo:paragraph-rsid="0190cf50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1e4eb8" officeooo:paragraph-rsid="019c7bf6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1e4eb8" officeooo:paragraph-rsid="018e1cb6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152df6b" officeooo:paragraph-rsid="01556477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19e4040" officeooo:paragraph-rsid="019e4040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1a1af40" officeooo:paragraph-rsid="01a1af40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1a4e7b1" officeooo:paragraph-rsid="01a6ab62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1556477" officeooo:paragraph-rsid="0156d96c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1aaf53c" officeooo:paragraph-rsid="01dff48f" style:font-weight-asian="normal" style:font-weight-complex="normal"/>
    </style:style>
    <style:style style:name="P58" style:family="paragraph" style:parent-style-name="Standard">
      <style:text-properties fo:language="en" fo:country="US" officeooo:rsid="001b8640" officeooo:paragraph-rsid="00131f4f"/>
    </style:style>
    <style:style style:name="P59" style:family="paragraph" style:parent-style-name="Standard">
      <style:text-properties fo:language="en" fo:country="US" fo:font-style="normal" fo:font-weight="normal" officeooo:rsid="0100f487" officeooo:paragraph-rsid="01751981" fo:background-color="#ddddd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100f487" officeooo:paragraph-rsid="017ca761" fo:background-color="#ddddd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100f487" officeooo:paragraph-rsid="017d91ea" fo:background-color="#ddddd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100f487" officeooo:paragraph-rsid="01818146" fo:background-color="#ddddd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100f487" officeooo:paragraph-rsid="0181a3d4" fo:background-color="#ddddd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100f487" officeooo:paragraph-rsid="0183b702" fo:background-color="#ddddd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100f487" officeooo:paragraph-rsid="0190cf50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fo:font-style="normal" fo:font-weight="normal" officeooo:rsid="0100f487" officeooo:paragraph-rsid="01a0c17f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100f487" officeooo:paragraph-rsid="01b78742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100f487" officeooo:paragraph-rsid="01b8d2d5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100f487" officeooo:paragraph-rsid="01c095c0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1a1af40" officeooo:paragraph-rsid="019291bd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1a1af40" officeooo:paragraph-rsid="01a85102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1a1af40" officeooo:paragraph-rsid="01b1c4bc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1a1af40" officeooo:paragraph-rsid="01bc2e2c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1a1af40" officeooo:paragraph-rsid="01c3af20" fo:background-color="#dddddd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1aaf53c" officeooo:paragraph-rsid="01b03bd3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1b5e6e9" officeooo:paragraph-rsid="01bc2e2c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italic" fo:font-weight="bold" officeooo:rsid="01695f0d" officeooo:paragraph-rsid="01695f0d" fo:background-color="transparent" style:font-style-asian="italic" style:font-weight-asian="bold" style:font-style-complex="italic" style:font-weight-complex="bold"/>
    </style:style>
    <style:style style:name="P78" style:family="paragraph" style:parent-style-name="Standard">
      <style:text-properties fo:language="en" fo:country="US" fo:font-style="italic" fo:font-weight="normal" officeooo:rsid="00377c68" officeooo:paragraph-rsid="0166cf7d" fo:background-color="transparent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80" style:family="paragraph" style:parent-style-name="Standard">
      <style:text-properties fo:font-size="6pt" fo:language="en" fo:country="US" fo:font-weight="bold" officeooo:rsid="001e4eb8" officeooo:paragraph-rsid="01087ab0" style:font-size-asian="6pt" style:font-weight-asian="bold" style:font-size-complex="6pt" style:font-weight-complex="bold"/>
    </style:style>
    <style:style style:name="P81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82" style:family="paragraph" style:parent-style-name="Standard">
      <style:text-properties fo:font-size="6pt" fo:language="en" fo:country="US" fo:font-weight="bold" officeooo:rsid="001e4eb8" officeooo:paragraph-rsid="0190cf50" style:font-size-asian="6pt" style:font-weight-asian="bold" style:font-size-complex="6pt" style:font-weight-complex="bold"/>
    </style:style>
    <style:style style:name="P83" style:family="paragraph" style:parent-style-name="Standard">
      <style:text-properties fo:font-size="6pt" fo:language="en" fo:country="US" fo:font-weight="bold" officeooo:rsid="01b1c4bc" officeooo:paragraph-rsid="01b1c4bc" style:font-size-asian="6pt" style:font-weight-asian="bold" style:font-size-complex="6pt" style:font-weight-complex="bold"/>
    </style:style>
    <style:style style:name="P84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85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86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87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88" style:family="paragraph" style:parent-style-name="Standard">
      <style:text-properties officeooo:paragraph-rsid="00ab4647"/>
    </style:style>
    <style:style style:name="P89" style:family="paragraph" style:parent-style-name="Standard">
      <style:text-properties officeooo:paragraph-rsid="00f05b1d"/>
    </style:style>
    <style:style style:name="P90" style:family="paragraph" style:parent-style-name="Standard">
      <style:text-properties officeooo:paragraph-rsid="01087ab0"/>
    </style:style>
    <style:style style:name="P91" style:family="paragraph" style:parent-style-name="Standard">
      <style:text-properties officeooo:paragraph-rsid="00131f4f"/>
    </style:style>
    <style:style style:name="P92" style:family="paragraph" style:parent-style-name="Standard">
      <style:text-properties officeooo:paragraph-rsid="014f0a12"/>
    </style:style>
    <style:style style:name="P93" style:family="paragraph" style:parent-style-name="Standard">
      <style:text-properties officeooo:paragraph-rsid="015270a2"/>
    </style:style>
    <style:style style:name="P94" style:family="paragraph" style:parent-style-name="Standard">
      <style:text-properties officeooo:paragraph-rsid="0156d96c"/>
    </style:style>
    <style:style style:name="P95" style:family="paragraph" style:parent-style-name="Standard">
      <style:text-properties officeooo:paragraph-rsid="015d13d6"/>
    </style:style>
    <style:style style:name="P96" style:family="paragraph" style:parent-style-name="Standard">
      <style:text-properties officeooo:paragraph-rsid="01505af8"/>
    </style:style>
    <style:style style:name="P97" style:family="paragraph" style:parent-style-name="Standard">
      <style:text-properties officeooo:paragraph-rsid="015e8829"/>
    </style:style>
    <style:style style:name="P98" style:family="paragraph" style:parent-style-name="Standard">
      <style:text-properties officeooo:paragraph-rsid="01647f8b"/>
    </style:style>
    <style:style style:name="P99" style:family="paragraph" style:parent-style-name="Standard">
      <style:text-properties officeooo:rsid="0166073c" officeooo:paragraph-rsid="0166073c"/>
    </style:style>
    <style:style style:name="P100" style:family="paragraph" style:parent-style-name="Standard">
      <style:text-properties officeooo:paragraph-rsid="01665ca4"/>
    </style:style>
    <style:style style:name="P101" style:family="paragraph" style:parent-style-name="Standard">
      <style:text-properties officeooo:paragraph-rsid="01695f0d"/>
    </style:style>
    <style:style style:name="P102" style:family="paragraph" style:parent-style-name="Standard">
      <style:text-properties officeooo:paragraph-rsid="01696099"/>
    </style:style>
    <style:style style:name="P103" style:family="paragraph" style:parent-style-name="Standard">
      <style:text-properties officeooo:paragraph-rsid="016f880c"/>
    </style:style>
    <style:style style:name="P104" style:family="paragraph" style:parent-style-name="Standard">
      <style:text-properties officeooo:paragraph-rsid="016e54df"/>
    </style:style>
    <style:style style:name="P105" style:family="paragraph" style:parent-style-name="Standard">
      <style:text-properties officeooo:paragraph-rsid="0170a91a"/>
    </style:style>
    <style:style style:name="P106" style:family="paragraph" style:parent-style-name="Standard">
      <style:text-properties officeooo:paragraph-rsid="01747a6a"/>
    </style:style>
    <style:style style:name="P107" style:family="paragraph" style:parent-style-name="Standard">
      <style:text-properties officeooo:paragraph-rsid="01751981"/>
    </style:style>
    <style:style style:name="P108" style:family="paragraph" style:parent-style-name="Standard">
      <style:text-properties officeooo:paragraph-rsid="0176f10a"/>
    </style:style>
    <style:style style:name="P109" style:family="paragraph" style:parent-style-name="Standard">
      <style:text-properties officeooo:rsid="0179ccaa" officeooo:paragraph-rsid="0179ccaa"/>
    </style:style>
    <style:style style:name="P110" style:family="paragraph" style:parent-style-name="Standard">
      <style:text-properties officeooo:paragraph-rsid="0179ccaa"/>
    </style:style>
    <style:style style:name="P111" style:family="paragraph" style:parent-style-name="Standard">
      <style:text-properties officeooo:rsid="017ca761" officeooo:paragraph-rsid="017ca761"/>
    </style:style>
    <style:style style:name="P112" style:family="paragraph" style:parent-style-name="Standard">
      <style:text-properties officeooo:paragraph-rsid="017e4df3"/>
    </style:style>
    <style:style style:name="P113" style:family="paragraph" style:parent-style-name="Standard">
      <style:text-properties officeooo:paragraph-rsid="0180a658"/>
    </style:style>
    <style:style style:name="P114" style:family="paragraph" style:parent-style-name="Standard">
      <style:text-properties officeooo:paragraph-rsid="0183b702"/>
    </style:style>
    <style:style style:name="P115" style:family="paragraph" style:parent-style-name="Standard">
      <style:text-properties officeooo:paragraph-rsid="01868637"/>
    </style:style>
    <style:style style:name="P116" style:family="paragraph" style:parent-style-name="Standard">
      <style:text-properties officeooo:paragraph-rsid="0190cf50"/>
    </style:style>
    <style:style style:name="P117" style:family="paragraph" style:parent-style-name="Standard">
      <style:text-properties officeooo:paragraph-rsid="019d59b7"/>
    </style:style>
    <style:style style:name="P118" style:family="paragraph" style:parent-style-name="Standard">
      <style:text-properties officeooo:paragraph-rsid="019e4040"/>
    </style:style>
    <style:style style:name="P119" style:family="paragraph" style:parent-style-name="Standard">
      <style:text-properties officeooo:paragraph-rsid="01a04a35"/>
    </style:style>
    <style:style style:name="P120" style:family="paragraph" style:parent-style-name="Standard">
      <style:text-properties officeooo:paragraph-rsid="01a1af40"/>
    </style:style>
    <style:style style:name="P121" style:family="paragraph" style:parent-style-name="Standard">
      <style:text-properties officeooo:paragraph-rsid="01a424ac"/>
    </style:style>
    <style:style style:name="P122" style:family="paragraph" style:parent-style-name="Standard">
      <style:text-properties officeooo:paragraph-rsid="01a6ab62"/>
    </style:style>
    <style:style style:name="P123" style:family="paragraph" style:parent-style-name="Standard">
      <style:text-properties officeooo:paragraph-rsid="01a85102"/>
    </style:style>
    <style:style style:name="P124" style:family="paragraph" style:parent-style-name="Standard">
      <style:text-properties officeooo:paragraph-rsid="01acd93f"/>
    </style:style>
    <style:style style:name="P125" style:family="paragraph" style:parent-style-name="Standard">
      <style:text-properties officeooo:paragraph-rsid="01ae85bf"/>
    </style:style>
    <style:style style:name="P126" style:family="paragraph" style:parent-style-name="Standard">
      <style:text-properties officeooo:paragraph-rsid="01af5aa1"/>
    </style:style>
    <style:style style:name="P127" style:family="paragraph" style:parent-style-name="Standard">
      <style:text-properties officeooo:paragraph-rsid="01b1c4bc"/>
    </style:style>
    <style:style style:name="P128" style:family="paragraph" style:parent-style-name="Standard">
      <style:text-properties officeooo:paragraph-rsid="01b473cf"/>
    </style:style>
    <style:style style:name="P129" style:family="paragraph" style:parent-style-name="Standard">
      <style:text-properties officeooo:paragraph-rsid="01b78742"/>
    </style:style>
    <style:style style:name="P130" style:family="paragraph" style:parent-style-name="Standard">
      <style:text-properties officeooo:paragraph-rsid="01b8d2d5"/>
    </style:style>
    <style:style style:name="P131" style:family="paragraph" style:parent-style-name="Standard">
      <style:text-properties officeooo:paragraph-rsid="01bc2e2c"/>
    </style:style>
    <style:style style:name="P132" style:family="paragraph" style:parent-style-name="Standard">
      <style:text-properties officeooo:rsid="01bc2e2c" officeooo:paragraph-rsid="01c559d4"/>
    </style:style>
    <style:style style:name="P133" style:family="paragraph" style:parent-style-name="Standard">
      <style:text-properties officeooo:paragraph-rsid="01b03bd3"/>
    </style:style>
    <style:style style:name="P134" style:family="paragraph" style:parent-style-name="Standard">
      <style:text-properties officeooo:paragraph-rsid="01bd23c8"/>
    </style:style>
    <style:style style:name="P135" style:family="paragraph" style:parent-style-name="Standard">
      <style:text-properties officeooo:paragraph-rsid="01bf03fa"/>
    </style:style>
    <style:style style:name="P136" style:family="paragraph" style:parent-style-name="Standard">
      <style:text-properties officeooo:paragraph-rsid="01c095c0"/>
    </style:style>
    <style:style style:name="P137" style:family="paragraph" style:parent-style-name="Standard">
      <style:text-properties officeooo:paragraph-rsid="01c1256f"/>
    </style:style>
    <style:style style:name="P138" style:family="paragraph" style:parent-style-name="Standard">
      <style:text-properties officeooo:paragraph-rsid="019c7bf6"/>
    </style:style>
    <style:style style:name="P139" style:family="paragraph" style:parent-style-name="Standard">
      <style:text-properties officeooo:paragraph-rsid="01c3af20"/>
    </style:style>
    <style:style style:name="P140" style:family="paragraph" style:parent-style-name="Standard">
      <style:text-properties officeooo:paragraph-rsid="01c4d1dd"/>
    </style:style>
    <style:style style:name="P141" style:family="paragraph" style:parent-style-name="Standard">
      <style:text-properties officeooo:paragraph-rsid="01c6f7fc"/>
    </style:style>
    <style:style style:name="P142" style:family="paragraph" style:parent-style-name="Standard">
      <style:text-properties officeooo:paragraph-rsid="01c8eeed"/>
    </style:style>
    <style:style style:name="P143" style:family="paragraph" style:parent-style-name="Standard">
      <style:text-properties officeooo:paragraph-rsid="01cad8a6"/>
    </style:style>
    <style:style style:name="P144" style:family="paragraph" style:parent-style-name="Standard">
      <style:text-properties style:use-window-font-color="true" fo:language="en" fo:country="US" fo:font-weight="normal" officeooo:rsid="01a1af40" officeooo:paragraph-rsid="01a8b8e2" fo:background-color="#dddddd" style:font-weight-asian="normal" style:font-weight-complex="normal"/>
    </style:style>
    <style:style style:name="P145" style:family="paragraph" style:parent-style-name="Standard">
      <style:text-properties style:use-window-font-color="true" fo:language="en" fo:country="US" fo:font-weight="normal" officeooo:rsid="01087ab0" officeooo:paragraph-rsid="0193d085" fo:background-color="transparent" style:font-weight-asian="normal" style:font-weight-complex="normal"/>
    </style:style>
    <style:style style:name="P146" style:family="paragraph" style:parent-style-name="Standard">
      <style:text-properties style:use-window-font-color="true" fo:language="en" fo:country="US" fo:font-style="normal" fo:font-weight="normal" officeooo:rsid="01a1af40" officeooo:paragraph-rsid="01d521ce" fo:background-color="#dddddd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style:use-window-font-color="true" fo:language="en" fo:country="US" fo:font-style="normal" fo:font-weight="normal" officeooo:rsid="01a1af40" officeooo:paragraph-rsid="01d62955" fo:background-color="#dddddd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style:use-window-font-color="true" fo:language="en" fo:country="US" fo:font-style="normal" fo:font-weight="normal" officeooo:rsid="01a1af40" officeooo:paragraph-rsid="01acd93f" fo:background-color="#dddddd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style:use-window-font-color="true" officeooo:paragraph-rsid="01a8b8e2"/>
    </style:style>
    <style:style style:name="P150" style:family="paragraph" style:parent-style-name="Standard">
      <style:text-properties style:use-window-font-color="true" officeooo:paragraph-rsid="01a8e541"/>
    </style:style>
    <style:style style:name="P151" style:family="paragraph" style:parent-style-name="Standard">
      <style:text-properties style:use-window-font-color="true" officeooo:paragraph-rsid="01d62955"/>
    </style:style>
    <style:style style:name="P152" style:family="paragraph" style:parent-style-name="Standard">
      <style:text-properties style:use-window-font-color="true" officeooo:paragraph-rsid="01b1c4bc"/>
    </style:style>
    <style:style style:name="P153" style:family="paragraph" style:parent-style-name="Standard">
      <style:text-properties style:use-window-font-color="true" officeooo:paragraph-rsid="01acd93f"/>
    </style:style>
    <style:style style:name="P154" style:family="paragraph" style:parent-style-name="Standard">
      <style:text-properties style:use-window-font-color="true" officeooo:paragraph-rsid="01ae85bf"/>
    </style:style>
    <style:style style:name="P155" style:family="paragraph" style:parent-style-name="Standard">
      <style:text-properties officeooo:paragraph-rsid="0165224c"/>
    </style:style>
    <style:style style:name="P156" style:family="paragraph" style:parent-style-name="Standard">
      <style:text-properties officeooo:paragraph-rsid="019b3740"/>
    </style:style>
    <style:style style:name="P157" style:family="paragraph" style:parent-style-name="Standard">
      <style:paragraph-properties fo:text-align="justify" style:justify-single-word="false"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094c10f" fo:background-color="#fff200" loext:char-shading-value="0" style:font-weight-asian="bold" style:font-weight-complex="bold"/>
    </style:style>
    <style:style style:name="T3" style:family="text">
      <style:text-properties fo:font-weight="bold" officeooo:rsid="00373dfb" fo:background-color="#fff200" loext:char-shading-value="0" style:font-weight-asian="bold" style:font-weight-complex="bold"/>
    </style:style>
    <style:style style:name="T4" style:family="text">
      <style:text-properties fo:font-weight="bold" officeooo:rsid="01695f0d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377c68" style:font-weight-asian="bold" style:font-weight-complex="bold"/>
    </style:style>
    <style:style style:name="T9" style:family="text">
      <style:text-properties fo:font-weight="bold" officeooo:rsid="0182abc4" style:font-weight-asian="bold" style:font-weight-complex="bold"/>
    </style:style>
    <style:style style:name="T10" style:family="text">
      <style:text-properties fo:font-weight="bold" officeooo:rsid="019c7bf6" style:font-weight-asian="bold" style:font-weight-complex="bold"/>
    </style:style>
    <style:style style:name="T11" style:family="text">
      <style:text-properties fo:font-weight="bold" officeooo:rsid="01a0c17f" style:font-weight-asian="bold" style:font-weight-complex="bold"/>
    </style:style>
    <style:style style:name="T12" style:family="text">
      <style:text-properties fo:font-weight="bold" officeooo:rsid="01a6ab62" style:font-weight-asian="bold" style:font-weight-complex="bold"/>
    </style:style>
    <style:style style:name="T13" style:family="text">
      <style:text-properties fo:font-weight="bold" officeooo:rsid="01a8b8e2" style:font-weight-asian="bold" style:font-weight-complex="bold"/>
    </style:style>
    <style:style style:name="T14" style:family="text">
      <style:text-properties fo:font-weight="bold" officeooo:rsid="01b78742" style:font-weight-asian="bold" style:font-weight-complex="bold"/>
    </style:style>
    <style:style style:name="T15" style:family="text">
      <style:text-properties fo:font-weight="bold" officeooo:rsid="01cad8a6" style:font-weight-asian="bold" style:font-weight-complex="bold"/>
    </style:style>
    <style:style style:name="T16" style:family="text">
      <style:text-properties fo:font-weight="bold" officeooo:rsid="01d521ce" style:font-weight-asian="bold" style:font-weight-complex="bold"/>
    </style:style>
    <style:style style:name="T17" style:family="text">
      <style:text-properties fo:font-weight="bold" officeooo:rsid="0100f487" fo:background-color="#dddddd" loext:char-shading-value="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d521ce" style:font-weight-asian="normal" style:font-weight-complex="normal"/>
    </style:style>
    <style:style style:name="T20" style:family="text">
      <style:text-properties officeooo:rsid="0100f487" fo:background-color="#dddddd" loext:char-shading-value="0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77c6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695f0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77c68" style:font-style-asian="italic" style:font-style-complex="italic"/>
    </style:style>
    <style:style style:name="T27" style:family="text">
      <style:text-properties fo:font-style="italic" officeooo:rsid="018ce229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172ff19" style:font-style-asian="normal" style:font-style-complex="normal"/>
    </style:style>
    <style:style style:name="T31" style:family="text">
      <style:text-properties fo:font-style="normal" officeooo:rsid="0188dc08" style:font-style-asian="normal" style:font-style-complex="normal"/>
    </style:style>
    <style:style style:name="T32" style:family="text">
      <style:text-properties fo:font-style="normal" officeooo:rsid="0100f487" fo:background-color="#dddddd" loext:char-shading-value="0" style:font-style-asian="normal" style:font-style-complex="normal"/>
    </style:style>
    <style:style style:name="T33" style:family="text">
      <style:text-properties fo:font-style="normal" officeooo:rsid="01a1af40" fo:background-color="#dddddd" loext:char-shading-value="0" style:font-style-asian="normal" style:font-style-complex="normal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fo:font-style="normal" officeooo:rsid="01bc2e2c" fo:background-color="transparent" loext:char-shading-value="0" style:font-style-asian="normal" style:font-style-complex="normal"/>
    </style:style>
    <style:style style:name="T36" style:family="text">
      <style:text-properties fo:font-style="normal" officeooo:rsid="01e6c93b" fo:background-color="transparent" loext:char-shading-value="0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cad8a6" style:font-style-asian="normal" style:font-weight-asian="normal" style:font-style-complex="normal" style:font-weight-complex="normal"/>
    </style:style>
    <style:style style:name="T39" style:family="text">
      <style:text-properties officeooo:rsid="00704232"/>
    </style:style>
    <style:style style:name="T40" style:family="text">
      <style:text-properties officeooo:rsid="00fb0d24" fo:background-color="#fff200" loext:char-shading-value="0"/>
    </style:style>
    <style:style style:name="T41" style:family="text">
      <style:text-properties officeooo:rsid="007f05cd" fo:background-color="#fff200" loext:char-shading-value="0"/>
    </style:style>
    <style:style style:name="T42" style:family="text">
      <style:text-properties officeooo:rsid="00373dfb"/>
    </style:style>
    <style:style style:name="T43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1593f5e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0373dfb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1600d4f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0af3133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0d21bd3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0b0c10d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1620ed7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1647f8b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1696099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16a858e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16b989d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16f880c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170a91a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1712485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1751981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176f10a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17a580e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179ccaa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17b5214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17d91ea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17e4df3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0fc9709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1868637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01e4eb8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1556477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1087ab0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19b3740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19c7bf6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19c80b0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normal" officeooo:rsid="019ccf87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19d59b7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19e4040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1a8b8e2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1acd93f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officeooo:rsid="01af5aa1" fo:background-color="transparent" loext:char-shading-value="0" style:font-weight-asian="normal" style:font-weight-complex="normal"/>
    </style:style>
    <style:style style:name="T86" style:family="text">
      <style:text-properties fo:language="en" fo:country="US" fo:font-weight="normal" officeooo:rsid="01b1c4bc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officeooo:rsid="01bf03fa" fo:background-color="transparent" loext:char-shading-value="0" style:font-weight-asian="normal" style:font-weight-complex="normal"/>
    </style:style>
    <style:style style:name="T88" style:family="text">
      <style:text-properties fo:language="en" fo:country="US" fo:font-weight="normal" officeooo:rsid="01c1256f" fo:background-color="transparent" loext:char-shading-value="0" style:font-weight-asian="normal" style:font-weight-complex="normal"/>
    </style:style>
    <style:style style:name="T89" style:family="text">
      <style:text-properties fo:language="en" fo:country="US" fo:font-weight="normal" officeooo:rsid="01d4103d" fo:background-color="transparent" loext:char-shading-value="0" style:font-weight-asian="normal" style:font-weight-complex="normal"/>
    </style:style>
    <style:style style:name="T90" style:family="text">
      <style:text-properties fo:language="en" fo:country="US" fo:font-weight="normal" officeooo:rsid="01d815c7" fo:background-color="transparent" loext:char-shading-value="0" style:font-weight-asian="normal" style:font-weight-complex="normal"/>
    </style:style>
    <style:style style:name="T91" style:family="text">
      <style:text-properties fo:language="en" fo:country="US" fo:font-weight="normal" officeooo:rsid="01dc9126" fo:background-color="transparent" loext:char-shading-value="0" style:font-weight-asian="normal" style:font-weight-complex="normal"/>
    </style:style>
    <style:style style:name="T92" style:family="text">
      <style:text-properties fo:language="en" fo:country="US" fo:font-weight="normal" officeooo:rsid="01741527" fo:background-color="transparent" loext:char-shading-value="0" style:font-weight-asian="normal" style:font-weight-complex="normal"/>
    </style:style>
    <style:style style:name="T93" style:family="text">
      <style:text-properties fo:language="en" fo:country="US" fo:font-weight="normal" officeooo:rsid="0032ee51" style:font-weight-asian="normal" style:font-weight-complex="normal"/>
    </style:style>
    <style:style style:name="T94" style:family="text">
      <style:text-properties fo:language="en" fo:country="US" fo:font-weight="normal" officeooo:rsid="00d88c8c" style:font-weight-asian="normal" style:font-weight-complex="normal"/>
    </style:style>
    <style:style style:name="T95" style:family="text">
      <style:text-properties fo:language="en" fo:country="US" fo:font-weight="normal" officeooo:rsid="001e4eb8" style:font-weight-asian="normal" style:font-weight-complex="normal"/>
    </style:style>
    <style:style style:name="T96" style:family="text">
      <style:text-properties fo:language="en" fo:country="US" fo:font-weight="normal" officeooo:rsid="0156d96c" style:font-weight-asian="normal" style:font-weight-complex="normal"/>
    </style:style>
    <style:style style:name="T97" style:family="text">
      <style:text-properties fo:language="en" fo:country="US" fo:font-weight="normal" officeooo:rsid="01556477" style:font-weight-asian="normal" style:font-weight-complex="normal"/>
    </style:style>
    <style:style style:name="T98" style:family="text">
      <style:text-properties fo:language="en" fo:country="US" fo:font-weight="normal" officeooo:rsid="015d13d6" style:font-weight-asian="normal" style:font-weight-complex="normal"/>
    </style:style>
    <style:style style:name="T99" style:family="text">
      <style:text-properties fo:language="en" fo:country="US" fo:font-weight="normal" officeooo:rsid="01a04a35" style:font-weight-asian="normal" style:font-weight-complex="normal"/>
    </style:style>
    <style:style style:name="T100" style:family="text">
      <style:text-properties fo:language="en" fo:country="US" fo:font-weight="normal" officeooo:rsid="01a0c17f" style:font-weight-asian="normal" style:font-weight-complex="normal"/>
    </style:style>
    <style:style style:name="T101" style:family="text">
      <style:text-properties fo:language="en" fo:country="US" fo:font-weight="normal" officeooo:rsid="01a1af40" style:font-weight-asian="normal" style:font-weight-complex="normal"/>
    </style:style>
    <style:style style:name="T102" style:family="text">
      <style:text-properties fo:language="en" fo:country="US" fo:font-weight="normal" officeooo:rsid="01a6ab62" style:font-weight-asian="normal" style:font-weight-complex="normal"/>
    </style:style>
    <style:style style:name="T103" style:family="text">
      <style:text-properties fo:language="en" fo:country="US" fo:font-weight="normal" officeooo:rsid="01bf03fa" style:font-weight-asian="normal" style:font-weight-complex="normal"/>
    </style:style>
    <style:style style:name="T104" style:family="text">
      <style:text-properties fo:language="en" fo:country="US" fo:font-weight="normal" officeooo:rsid="01c6f7fc" style:font-weight-asian="normal" style:font-weight-complex="normal"/>
    </style:style>
    <style:style style:name="T105" style:family="text">
      <style:text-properties fo:language="en" fo:country="US" fo:font-weight="normal" officeooo:rsid="01d815c7" style:font-weight-asian="normal" style:font-weight-complex="normal"/>
    </style:style>
    <style:style style:name="T106" style:family="text">
      <style:text-properties fo:language="en" fo:country="US" fo:font-weight="normal" officeooo:rsid="0094c10f" fo:background-color="#fff200" loext:char-shading-value="0" style:font-weight-asian="normal" style:font-weight-complex="normal"/>
    </style:style>
    <style:style style:name="T107" style:family="text">
      <style:text-properties fo:language="en" fo:country="US" fo:font-weight="normal" officeooo:rsid="015d13d6" fo:background-color="#fff200" loext:char-shading-value="0" style:font-weight-asian="normal" style:font-weight-complex="normal"/>
    </style:style>
    <style:style style:name="T108" style:family="text">
      <style:text-properties fo:language="en" fo:country="US" fo:font-weight="normal" officeooo:rsid="01bf03fa" fo:background-color="#fff200" loext:char-shading-value="0" style:font-weight-asian="normal" style:font-weight-complex="normal"/>
    </style:style>
    <style:style style:name="T109" style:family="text">
      <style:text-properties fo:language="en" fo:country="US" fo:font-weight="normal" officeooo:rsid="01d815c7" fo:background-color="#fff200" loext:char-shading-value="0" style:font-weight-asian="normal" style:font-weight-complex="normal"/>
    </style:style>
    <style:style style:name="T110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11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12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113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114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115" style:family="text">
      <style:text-properties fo:language="en" fo:country="US" fo:font-weight="normal" officeooo:rsid="00b0c10d" fo:background-color="#dddddd" loext:char-shading-value="0" style:font-weight-asian="normal" style:font-weight-complex="normal"/>
    </style:style>
    <style:style style:name="T116" style:family="text">
      <style:text-properties fo:language="en" fo:country="US" fo:font-weight="normal" officeooo:rsid="0165224c" fo:background-color="#dddddd" loext:char-shading-value="0" style:font-weight-asian="normal" style:font-weight-complex="normal"/>
    </style:style>
    <style:style style:name="T117" style:family="text">
      <style:text-properties fo:language="en" fo:country="US" fo:font-weight="normal" officeooo:rsid="01c085f6" fo:background-color="#dddddd" loext:char-shading-value="0" style:font-weight-asian="normal" style:font-weight-complex="normal"/>
    </style:style>
    <style:style style:name="T118" style:family="text">
      <style:text-properties fo:language="en" fo:country="US" fo:font-weight="normal" officeooo:rsid="01c8eeed" fo:background-color="#dddddd" loext:char-shading-value="0" style:font-weight-asian="normal" style:font-weight-complex="normal"/>
    </style:style>
    <style:style style:name="T119" style:family="text">
      <style:text-properties fo:language="en" fo:country="US" fo:font-weight="normal" officeooo:rsid="01d815c7" fo:background-color="#dddddd" loext:char-shading-value="0" style:font-weight-asian="normal" style:font-weight-complex="normal"/>
    </style:style>
    <style:style style:name="T120" style:family="text">
      <style:text-properties fo:language="en" fo:country="US" fo:font-weight="normal" officeooo:rsid="01dc9126" fo:background-color="#dddddd" loext:char-shading-value="0" style:font-weight-asian="normal" style:font-weight-complex="normal"/>
    </style:style>
    <style:style style:name="T121" style:family="text">
      <style:text-properties fo:language="en" fo:country="US" fo:font-weight="normal" officeooo:rsid="01dce75f" fo:background-color="#dddddd" loext:char-shading-value="0" style:font-weight-asian="normal" style:font-weight-complex="normal"/>
    </style:style>
    <style:style style:name="T122" style:family="text">
      <style:text-properties fo:language="en" fo:country="US" fo:font-weight="normal" officeooo:rsid="01e38bbb" fo:background-color="#dddddd" loext:char-shading-value="0" style:font-weight-asian="normal" style:font-weight-complex="normal"/>
    </style:style>
    <style:style style:name="T123" style:family="text">
      <style:text-properties fo:language="en" fo:country="US" fo:font-weight="normal" officeooo:rsid="009c4bac" fo:background-color="#ffffff" loext:char-shading-value="0" style:font-weight-asian="normal" style:font-weight-complex="normal"/>
    </style:style>
    <style:style style:name="T124" style:family="text">
      <style:text-properties fo:language="en" fo:country="US" fo:font-weight="normal" officeooo:rsid="014f0a12" fo:background-color="#ffffff" loext:char-shading-value="0" style:font-weight-asian="normal" style:font-weight-complex="normal"/>
    </style:style>
    <style:style style:name="T125" style:family="text">
      <style:text-properties fo:language="en" fo:country="US" fo:font-weight="normal" officeooo:rsid="015d13d6" fo:background-color="#ffffff" loext:char-shading-value="0" style:font-weight-asian="normal" style:font-weight-complex="normal"/>
    </style:style>
    <style:style style:name="T126" style:family="text">
      <style:text-properties fo:language="en" fo:country="US" fo:font-style="italic" fo:font-weight="bold" officeooo:rsid="0094c10f" fo:background-color="#fff200" loext:char-shading-value="0" style:font-style-asian="italic" style:font-weight-asian="bold" style:font-style-complex="italic" style:font-weight-complex="bold"/>
    </style:style>
    <style:style style:name="T127" style:family="text">
      <style:text-properties fo:language="en" fo:country="US" fo:font-style="italic" fo:font-weight="bold" officeooo:rsid="0156d96c" fo:background-color="#fff200" loext:char-shading-value="0" style:font-style-asian="italic" style:font-weight-asian="bold" style:font-style-complex="italic" style:font-weight-complex="bold"/>
    </style:style>
    <style:style style:name="T128" style:family="text">
      <style:text-properties fo:language="en" fo:country="US"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129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fo:language="en" fo:country="US" fo:font-style="italic" fo:font-weight="bold" officeooo:rsid="00377c68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fo:language="en" fo:country="US" fo:font-style="italic" fo:font-weight="bold" officeooo:rsid="01600d4f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language="en" fo:country="US" fo:font-style="italic" fo:font-weight="bold" officeooo:rsid="00af3133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language="en" fo:country="US" fo:font-style="italic" fo:font-weight="bold" officeooo:rsid="01695f0d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language="en" fo:country="US" fo:font-style="italic" fo:font-weight="bold" officeooo:rsid="01696099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language="en" fo:country="US" fo:font-style="italic" fo:font-weight="bold" officeooo:rsid="0179ccaa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language="en" fo:country="US" fo:font-style="italic" fo:font-weight="bold" officeooo:rsid="017d91ea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language="en" fo:country="US" fo:font-style="italic" fo:font-weight="bold" officeooo:rsid="01868637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language="en" fo:country="US" fo:font-style="italic" fo:font-weight="bold" officeooo:rsid="019d59b7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language="en" fo:country="US" fo:font-style="italic" fo:font-weight="bold" officeooo:rsid="019291bd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language="en" fo:country="US" fo:font-style="italic" fo:font-weight="bold" officeooo:rsid="01a8e541" fo:background-color="transparent" loext:char-shading-value="0" style:font-style-asian="italic" style:font-weight-asian="bold" style:font-style-complex="italic" style:font-weight-complex="bold"/>
    </style:style>
    <style:style style:name="T141" style:family="text">
      <style:text-properties fo:language="en" fo:country="US" fo:font-style="italic" fo:font-weight="bold" officeooo:rsid="01b5e6e9" fo:background-color="transparent" loext:char-shading-value="0" style:font-style-asian="italic" style:font-weight-asian="bold" style:font-style-complex="italic" style:font-weight-complex="bold"/>
    </style:style>
    <style:style style:name="T142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43" style:family="text">
      <style:text-properties fo:language="en" fo:country="US" fo:font-style="italic" fo:font-weight="bold" officeooo:rsid="01868637" style:font-style-asian="italic" style:font-weight-asian="bold" style:font-style-complex="italic" style:font-weight-complex="bold"/>
    </style:style>
    <style:style style:name="T144" style:family="text">
      <style:text-properties fo:language="en" fo:country="US" fo:font-style="italic" fo:font-weight="bold" officeooo:rsid="01a04a35" style:font-style-asian="italic" style:font-weight-asian="bold" style:font-style-complex="italic" style:font-weight-complex="bold"/>
    </style:style>
    <style:style style:name="T145" style:family="text">
      <style:text-properties fo:language="en" fo:country="US" fo:font-style="italic" fo:font-weight="bold" officeooo:rsid="01a6ab62" style:font-style-asian="italic" style:font-weight-asian="bold" style:font-style-complex="italic" style:font-weight-complex="bold"/>
    </style:style>
    <style:style style:name="T146" style:family="text">
      <style:text-properties fo:language="en" fo:country="US" fo:font-style="italic" fo:font-weight="bold" officeooo:rsid="01a1af40" fo:background-color="#dddddd" loext:char-shading-value="0" style:font-style-asian="italic" style:font-weight-asian="bold" style:font-style-complex="italic" style:font-weight-complex="bold"/>
    </style:style>
    <style:style style:name="T147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148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language="en" fo:country="US" fo:font-style="italic" fo:font-weight="normal" officeooo:rsid="00377c68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language="en" fo:country="US" fo:font-style="italic" fo:font-weight="normal" officeooo:rsid="00815d26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language="en" fo:country="US" fo:font-style="italic" fo:font-weight="normal" officeooo:rsid="00af3133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language="en" fo:country="US" fo:font-style="italic" fo:font-weight="normal" officeooo:rsid="01868637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language="en" fo:country="US" fo:font-style="italic" fo:font-weight="normal" officeooo:rsid="001e4eb8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language="en" fo:country="US" fo:font-style="italic" fo:font-weight="normal" officeooo:rsid="019d59b7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language="en" fo:country="US" fo:font-style="italic" fo:font-weight="normal" officeooo:rsid="01c1256f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language="en" fo:country="US" fo:font-style="italic" fo:font-weight="normal" officeooo:rsid="001e4eb8" style:font-style-asian="italic" style:font-weight-asian="normal" style:font-style-complex="italic" style:font-weight-complex="normal"/>
    </style:style>
    <style:style style:name="T157" style:family="text">
      <style:text-properties fo:language="en" fo:country="US" fo:font-style="italic" fo:font-weight="normal" officeooo:rsid="01537ca0" style:font-style-asian="italic" style:font-weight-asian="normal" style:font-style-complex="italic" style:font-weight-complex="normal"/>
    </style:style>
    <style:style style:name="T158" style:family="text">
      <style:text-properties fo:language="en" fo:country="US" fo:font-style="italic" fo:font-weight="normal" officeooo:rsid="01868637" style:font-style-asian="italic" style:font-weight-asian="normal" style:font-style-complex="italic" style:font-weight-complex="normal"/>
    </style:style>
    <style:style style:name="T159" style:family="text">
      <style:text-properties fo:language="en" fo:country="US" fo:font-style="italic" fo:font-weight="normal" officeooo:rsid="01a1af40" fo:background-color="#dddddd" loext:char-shading-value="0" style:font-style-asian="italic" style:font-weight-asian="normal" style:font-style-complex="italic" style:font-weight-complex="normal"/>
    </style:style>
    <style:style style:name="T160" style:family="text">
      <style:text-properties fo:language="en" fo:country="US" fo:font-style="italic" fo:font-weight="normal" officeooo:rsid="01b78742" fo:background-color="#dddddd" loext:char-shading-value="0" style:font-style-asian="italic" style:font-weight-asian="normal" style:font-style-complex="italic" style:font-weight-complex="normal"/>
    </style:style>
    <style:style style:name="T161" style:family="text">
      <style:text-properties fo:language="en" fo:country="US" fo:font-style="italic" fo:font-weight="normal" officeooo:rsid="01b8d2d5" fo:background-color="#dddddd" loext:char-shading-value="0" style:font-style-asian="italic" style:font-weight-asian="normal" style:font-style-complex="italic" style:font-weight-complex="normal"/>
    </style:style>
    <style:style style:name="T162" style:family="text">
      <style:text-properties fo:language="en" fo:country="US" fo:font-style="italic" style:text-underline-style="none" fo:font-weight="bold" officeooo:rsid="01696099" fo:background-color="transparent" loext:char-shading-value="0" style:font-style-asian="italic" style:font-weight-asian="bold" style:font-style-complex="italic" style:font-weight-complex="bold"/>
    </style:style>
    <style:style style:name="T163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1620ed7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0815d26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170a91a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1a8b8e2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1a8e541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1aaf53c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1b03bd3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1b5e6e9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1b771a4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1bc2e2c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1bd23c8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19b3740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1c1256f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1cad8a6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181a3d4" fo:background-color="#dddddd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1a0c17f" fo:background-color="#dddddd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1a424ac" fo:background-color="#dddddd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1a85102" fo:background-color="#dddddd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1a8b8e2" fo:background-color="#dddddd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1ae85bf" fo:background-color="#dddddd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1b1c4bc" fo:background-color="#dddddd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1b2317b" fo:background-color="#dddddd" loext:char-shading-value="0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1b732d5" fo:background-color="#dddddd" loext:char-shading-value="0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1b78742" fo:background-color="#dddddd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1b8d2d5" fo:background-color="#dddddd" loext:char-shading-value="0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1bc2e2c" fo:background-color="#dddddd" loext:char-shading-value="0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1c095c0" fo:background-color="#dddddd" loext:char-shading-value="0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1c3af20" fo:background-color="#dddddd" loext:char-shading-value="0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1c559d4" fo:background-color="#dddddd" loext:char-shading-value="0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97" style:family="text">
      <style:text-properties fo:language="en" fo:country="US" fo:font-style="normal" fo:font-weight="bold" officeooo:rsid="0170a91a" fo:background-color="transparent" loext:char-shading-value="0" style:font-style-asian="normal" style:font-weight-asian="bold" style:font-style-complex="normal" style:font-weight-complex="bold"/>
    </style:style>
    <style:style style:name="T198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199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200" style:family="text">
      <style:text-properties fo:language="en" fo:country="US" fo:font-style="normal" fo:font-weight="bold" officeooo:rsid="01b732d5" fo:background-color="#dddddd" loext:char-shading-value="0" style:font-style-asian="normal" style:font-weight-asian="bold" style:font-style-complex="normal" style:font-weight-complex="bold"/>
    </style:style>
    <style:style style:name="T201" style:family="text">
      <style:text-properties fo:language="en" fo:country="US" fo:font-style="normal" fo:font-weight="bold" officeooo:rsid="01b78742" fo:background-color="#dddddd" loext:char-shading-value="0" style:font-style-asian="normal" style:font-weight-asian="bold" style:font-style-complex="normal" style:font-weight-complex="bold"/>
    </style:style>
    <style:style style:name="T202" style:family="text">
      <style:text-properties fo:language="en" fo:country="US" fo:font-style="normal" fo:font-weight="bold" officeooo:rsid="01c095c0" fo:background-color="#dddddd" loext:char-shading-value="0" style:font-style-asian="normal" style:font-weight-asian="bold" style:font-style-complex="normal" style:font-weight-complex="bold"/>
    </style:style>
    <style:style style:name="T203" style:family="text">
      <style:text-properties fo:language="en" fo:country="US" officeooo:rsid="00136227"/>
    </style:style>
    <style:style style:name="T204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205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06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07" style:family="text">
      <style:text-properties fo:language="en" fo:country="US" fo:font-weight="bold" officeooo:rsid="0075af38" fo:background-color="#fff200" loext:char-shading-value="0" style:font-weight-asian="bold" style:font-weight-complex="bold"/>
    </style:style>
    <style:style style:name="T208" style:family="text">
      <style:text-properties fo:language="en" fo:country="US" fo:font-weight="bold" officeooo:rsid="010b0b47" fo:background-color="#fff200" loext:char-shading-value="0" style:font-weight-asian="bold" style:font-weight-complex="bold"/>
    </style:style>
    <style:style style:name="T209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10" style:family="text">
      <style:text-properties fo:language="en" fo:country="US" fo:font-weight="bold" officeooo:rsid="00c2f5e1" fo:background-color="#fff200" loext:char-shading-value="0" style:font-weight-asian="bold" style:font-weight-complex="bold"/>
    </style:style>
    <style:style style:name="T211" style:family="text">
      <style:text-properties fo:language="en" fo:country="US" fo:font-weight="bold" officeooo:rsid="00373dfb" fo:background-color="#fff200" loext:char-shading-value="0" style:font-weight-asian="bold" style:font-weight-complex="bold"/>
    </style:style>
    <style:style style:name="T212" style:family="text">
      <style:text-properties fo:language="en" fo:country="US" fo:font-weight="bold" officeooo:rsid="015bc121" fo:background-color="#fff200" loext:char-shading-value="0" style:font-weight-asian="bold" style:font-weight-complex="bold"/>
    </style:style>
    <style:style style:name="T213" style:family="text">
      <style:text-properties fo:language="en" fo:country="US" fo:font-weight="bold" officeooo:rsid="015d13d6" fo:background-color="#fff200" loext:char-shading-value="0" style:font-weight-asian="bold" style:font-weight-complex="bold"/>
    </style:style>
    <style:style style:name="T214" style:family="text">
      <style:text-properties fo:language="en" fo:country="US" fo:font-weight="bold" officeooo:rsid="018f01b4" fo:background-color="#fff200" loext:char-shading-value="0" style:font-weight-asian="bold" style:font-weight-complex="bold"/>
    </style:style>
    <style:style style:name="T215" style:family="text">
      <style:text-properties fo:language="en" fo:country="US" fo:font-weight="bold" officeooo:rsid="01aab675" fo:background-color="#fff200" loext:char-shading-value="0" style:font-weight-asian="bold" style:font-weight-complex="bold"/>
    </style:style>
    <style:style style:name="T216" style:family="text">
      <style:text-properties fo:language="en" fo:country="US" fo:font-weight="bold" officeooo:rsid="01d815c7" fo:background-color="#fff200" loext:char-shading-value="0" style:font-weight-asian="bold" style:font-weight-complex="bold"/>
    </style:style>
    <style:style style:name="T217" style:family="text">
      <style:text-properties fo:language="en" fo:country="US" fo:font-weight="bold" officeooo:rsid="00136227" style:font-weight-asian="bold" style:font-weight-complex="bold"/>
    </style:style>
    <style:style style:name="T218" style:family="text">
      <style:text-properties fo:language="en" fo:country="US" fo:font-weight="bold" officeooo:rsid="00d88c8c" style:font-weight-asian="bold" style:font-weight-complex="bold"/>
    </style:style>
    <style:style style:name="T219" style:family="text">
      <style:text-properties fo:language="en" fo:country="US" fo:font-weight="bold" officeooo:rsid="00704232" style:font-weight-asian="bold" style:font-weight-complex="bold"/>
    </style:style>
    <style:style style:name="T220" style:family="text">
      <style:text-properties fo:language="en" fo:country="US" fo:font-weight="bold" officeooo:rsid="01556477" style:font-weight-asian="bold" style:font-weight-complex="bold"/>
    </style:style>
    <style:style style:name="T221" style:family="text">
      <style:text-properties fo:language="en" fo:country="US" fo:font-weight="bold" officeooo:rsid="015d13d6" style:font-weight-asian="bold" style:font-weight-complex="bold"/>
    </style:style>
    <style:style style:name="T222" style:family="text">
      <style:text-properties fo:language="en" fo:country="US" fo:font-weight="bold" officeooo:rsid="01a0c17f" style:font-weight-asian="bold" style:font-weight-complex="bold"/>
    </style:style>
    <style:style style:name="T223" style:family="text">
      <style:text-properties fo:language="en" fo:country="US" fo:font-weight="bold" officeooo:rsid="01a1af40" style:font-weight-asian="bold" style:font-weight-complex="bold"/>
    </style:style>
    <style:style style:name="T224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25" style:family="text">
      <style:text-properties fo:language="en" fo:country="US" fo:font-weight="bold" officeooo:rsid="0075af38" fo:background-color="#dddddd" loext:char-shading-value="0" style:font-weight-asian="bold" style:font-weight-complex="bold"/>
    </style:style>
    <style:style style:name="T226" style:family="text">
      <style:text-properties fo:language="en" fo:country="US" fo:font-weight="bold" officeooo:rsid="014f0a12" fo:background-color="#dddddd" loext:char-shading-value="0" style:font-weight-asian="bold" style:font-weight-complex="bold"/>
    </style:style>
    <style:style style:name="T227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28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15a5ff2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0b0c10d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1620ed7" fo:background-color="transparent" loext:char-shading-value="0" style:font-weight-asian="bold" style:font-weight-complex="bold"/>
    </style:style>
    <style:style style:name="T232" style:family="text">
      <style:text-properties fo:language="en" fo:country="US" fo:font-weight="bold" officeooo:rsid="01647f8b" fo:background-color="transparent" loext:char-shading-value="0" style:font-weight-asian="bold" style:font-weight-complex="bold"/>
    </style:style>
    <style:style style:name="T233" style:family="text">
      <style:text-properties fo:language="en" fo:country="US" fo:font-weight="bold" officeooo:rsid="0166073c" fo:background-color="transparent" loext:char-shading-value="0" style:font-weight-asian="bold" style:font-weight-complex="bold"/>
    </style:style>
    <style:style style:name="T234" style:family="text">
      <style:text-properties fo:language="en" fo:country="US" fo:font-weight="bold" officeooo:rsid="01695f0d" fo:background-color="transparent" loext:char-shading-value="0" style:font-weight-asian="bold" style:font-weight-complex="bold"/>
    </style:style>
    <style:style style:name="T235" style:family="text">
      <style:text-properties fo:language="en" fo:country="US" fo:font-weight="bold" officeooo:rsid="01696099" fo:background-color="transparent" loext:char-shading-value="0" style:font-weight-asian="bold" style:font-weight-complex="bold"/>
    </style:style>
    <style:style style:name="T236" style:family="text">
      <style:text-properties fo:language="en" fo:country="US" fo:font-weight="bold" officeooo:rsid="0170a91a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1712485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179ccaa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17d91ea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19b3740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19c7bf6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19c80b0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19d59b7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19e4040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1a8b8e2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1a8e541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1087ab0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1acd93f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1b1c4bc" fo:background-color="transparent" loext:char-shading-value="0" style:font-weight-asian="bold" style:font-weight-complex="bold"/>
    </style:style>
    <style:style style:name="T250" style:family="text">
      <style:text-properties fo:language="en" fo:country="US" fo:font-weight="bold" officeooo:rsid="01d815c7" fo:background-color="transparent" loext:char-shading-value="0" style:font-weight-asian="bold" style:font-weight-complex="bold"/>
    </style:style>
    <style:style style:name="T251" style:family="text">
      <style:text-properties fo:language="en" fo:country="US" fo:font-weight="bold" officeooo:rsid="01741527" fo:background-color="transparent" loext:char-shading-value="0" style:font-weight-asian="bold" style:font-weight-complex="bold"/>
    </style:style>
    <style:style style:name="T252" style:family="text">
      <style:text-properties fo:language="en" fo:country="US" officeooo:rsid="0032ee51"/>
    </style:style>
    <style:style style:name="T253" style:family="text">
      <style:text-properties fo:language="en" fo:country="US" officeooo:rsid="00bb70dd"/>
    </style:style>
    <style:style style:name="T254" style:family="text">
      <style:text-properties fo:language="en" fo:country="US" officeooo:rsid="00704232"/>
    </style:style>
    <style:style style:name="T255" style:family="text">
      <style:text-properties officeooo:rsid="00377c68"/>
    </style:style>
    <style:style style:name="T256" style:family="text">
      <style:text-properties fo:color="#999999" fo:language="en" fo:country="US" fo:font-weight="bold" officeooo:rsid="001e4eb8" style:font-weight-asian="bold" style:font-weight-complex="bold"/>
    </style:style>
    <style:style style:name="T257" style:family="text">
      <style:text-properties fo:color="#999999" fo:language="en" fo:country="US" fo:font-weight="bold" officeooo:rsid="01087ab0" style:font-weight-asian="bold" style:font-weight-complex="bold"/>
    </style:style>
    <style:style style:name="T258" style:family="text">
      <style:text-properties fo:color="#999999" fo:language="en" fo:country="US" fo:font-weight="bold" officeooo:rsid="00373dfb" style:font-weight-asian="bold" style:font-weight-complex="bold"/>
    </style:style>
    <style:style style:name="T259" style:family="text">
      <style:text-properties fo:color="#999999" fo:language="en" fo:country="US" fo:font-weight="bold" officeooo:rsid="01143e5a" style:font-weight-asian="bold" style:font-weight-complex="bold"/>
    </style:style>
    <style:style style:name="T260" style:family="text">
      <style:text-properties fo:color="#999999" fo:language="en" fo:country="US" fo:font-weight="bold" officeooo:rsid="014f0a12" style:font-weight-asian="bold" style:font-weight-complex="bold"/>
    </style:style>
    <style:style style:name="T261" style:family="text">
      <style:text-properties fo:color="#999999" fo:language="en" fo:country="US" fo:font-weight="bold" officeooo:rsid="0191da64" style:font-weight-asian="bold" style:font-weight-complex="bold"/>
    </style:style>
    <style:style style:name="T262" style:family="text">
      <style:text-properties fo:color="#999999" fo:language="en" fo:country="US" fo:font-weight="bold" officeooo:rsid="01b03bd3" style:font-weight-asian="bold" style:font-weight-complex="bold"/>
    </style:style>
    <style:style style:name="T263" style:family="text">
      <style:text-properties officeooo:rsid="0033d7b7"/>
    </style:style>
    <style:style style:name="T264" style:family="text">
      <style:text-properties officeooo:rsid="01505af8"/>
    </style:style>
    <style:style style:name="T265" style:family="text">
      <style:text-properties officeooo:rsid="0165224c"/>
    </style:style>
    <style:style style:name="T266" style:family="text">
      <style:text-properties officeooo:rsid="01695f0d"/>
    </style:style>
    <style:style style:name="T267" style:family="text">
      <style:text-properties officeooo:rsid="01696099"/>
    </style:style>
    <style:style style:name="T268" style:family="text">
      <style:text-properties officeooo:rsid="016cf939"/>
    </style:style>
    <style:style style:name="T269" style:family="text">
      <style:text-properties officeooo:rsid="016f880c"/>
    </style:style>
    <style:style style:name="T270" style:family="text">
      <style:text-properties officeooo:rsid="01712485"/>
    </style:style>
    <style:style style:name="T271" style:family="text">
      <style:text-properties officeooo:rsid="0183b702"/>
    </style:style>
    <style:style style:name="T272" style:family="text">
      <style:text-properties officeooo:rsid="01862682"/>
    </style:style>
    <style:style style:name="T273" style:family="text">
      <style:text-properties officeooo:rsid="018ce229"/>
    </style:style>
    <style:style style:name="T274" style:family="text">
      <style:text-properties fo:color="#cccccc" fo:language="en" fo:country="US" fo:font-weight="normal" officeooo:rsid="01868637" fo:background-color="transparent" loext:char-shading-value="0" style:font-weight-asian="normal" style:font-weight-complex="normal"/>
    </style:style>
    <style:style style:name="T275" style:family="text">
      <style:text-properties fo:color="#cccccc" fo:language="en" fo:country="US" fo:font-style="normal" fo:font-weight="bold" officeooo:rsid="01cad8a6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officeooo:rsid="019c7bf6"/>
    </style:style>
    <style:style style:name="T277" style:family="text">
      <style:text-properties style:text-position="0% 100%"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278" style:family="text">
      <style:text-properties style:text-position="0% 100%" fo:language="en" fo:country="US" fo:font-style="normal" fo:font-weight="normal" officeooo:rsid="018e1cb6" fo:background-color="#dddddd" loext:char-shading-value="0" style:font-style-asian="normal" style:font-weight-asian="normal" style:font-style-complex="normal" style:font-weight-complex="normal"/>
    </style:style>
    <style:style style:name="T279" style:family="text">
      <style:text-properties style:text-position="0% 100%" fo:language="en" fo:country="US" fo:font-style="normal" fo:font-weight="normal" officeooo:rsid="01b8d2d5" fo:background-color="#dddddd" loext:char-shading-value="0" style:font-style-asian="normal" style:font-weight-asian="normal" style:font-style-complex="normal" style:font-weight-complex="normal"/>
    </style:style>
    <style:style style:name="T280" style:family="text">
      <style:text-properties style:text-position="0% 100%" fo:language="en" fo:country="US" fo:font-style="normal" fo:font-weight="normal" officeooo:rsid="0196a448" fo:background-color="#dddddd" loext:char-shading-value="0" style:font-style-asian="normal" style:font-weight-asian="normal" style:font-style-complex="normal" style:font-weight-complex="normal"/>
    </style:style>
    <style:style style:name="T281" style:family="text">
      <style:text-properties style:text-position="0% 100%" fo:language="en" fo:country="US" fo:font-style="normal" fo:font-weight="normal" officeooo:rsid="01baee3f" fo:background-color="#dddddd" loext:char-shading-value="0" style:font-style-asian="normal" style:font-weight-asian="normal" style:font-style-complex="normal" style:font-weight-complex="normal"/>
    </style:style>
    <style:style style:name="T282" style:family="text">
      <style:text-properties style:text-position="0% 100%"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283" style:family="text">
      <style:text-properties style:text-position="0% 100%"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284" style:family="text">
      <style:text-properties style:text-position="0% 100%" fo:language="en" fo:country="US" fo:font-style="normal" fo:font-weight="bold" officeooo:rsid="01b8d2d5" fo:background-color="#dddddd" loext:char-shading-value="0" style:font-style-asian="normal" style:font-weight-asian="bold" style:font-style-complex="normal" style:font-weight-complex="bold"/>
    </style:style>
    <style:style style:name="T285" style:family="text">
      <style:text-properties style:text-position="0% 100%" fo:language="en" fo:country="US" fo:font-style="normal" fo:font-weight="bold" officeooo:rsid="0196a448" fo:background-color="#dddddd" loext:char-shading-value="0" style:font-style-asian="normal" style:font-weight-asian="bold" style:font-style-complex="normal" style:font-weight-complex="bold"/>
    </style:style>
    <style:style style:name="T286" style:family="text">
      <style:text-properties officeooo:rsid="001e4eb8"/>
    </style:style>
    <style:style style:name="T287" style:family="text">
      <style:text-properties officeooo:rsid="01a6ab62"/>
    </style:style>
    <style:style style:name="T288" style:family="text">
      <style:text-properties officeooo:rsid="01a85102"/>
    </style:style>
    <style:style style:name="T289" style:family="text">
      <style:text-properties officeooo:rsid="01b732d5"/>
    </style:style>
    <style:style style:name="T290" style:family="text">
      <style:text-properties officeooo:rsid="01b78742"/>
    </style:style>
    <style:style style:name="T291" style:family="text">
      <style:text-properties officeooo:rsid="01b8d2d5"/>
    </style:style>
    <style:style style:name="T292" style:family="text">
      <style:text-properties officeooo:rsid="01c3af20"/>
    </style:style>
    <style:style style:name="T293" style:family="text">
      <style:text-properties officeooo:rsid="01c4d1dd"/>
    </style:style>
    <style:style style:name="T294" style:family="text">
      <style:text-properties officeooo:rsid="01cad8a6"/>
    </style:style>
    <style:style style:name="T295" style:family="text">
      <style:text-properties officeooo:rsid="01cc17f6"/>
    </style:style>
    <style:style style:name="T296" style:family="text">
      <style:text-properties officeooo:rsid="01a8e541"/>
    </style:style>
    <style:style style:name="T297" style:family="text">
      <style:text-properties officeooo:rsid="01d521ce"/>
    </style:style>
    <style:style style:name="T298" style:family="text">
      <style:text-properties officeooo:rsid="01d815c7"/>
    </style:style>
    <style:style style:name="T299" style:family="text">
      <style:text-properties officeooo:rsid="01dc9126"/>
    </style:style>
    <style:style style:name="T300" style:family="text">
      <style:text-properties fo:color="#c9211e"/>
    </style:style>
    <style:style style:name="T301" style:family="text">
      <style:text-properties fo:color="#000000"/>
    </style:style>
    <style:style style:name="T302" style:family="text">
      <style:text-properties style:use-window-font-color="true"/>
    </style:style>
    <style:style style:name="T303" style:family="text">
      <style:text-properties style:use-window-font-color="true" fo:language="en" fo:country="US" fo:font-weight="normal" officeooo:rsid="01868637" fo:background-color="transparent" loext:char-shading-value="0" style:font-weight-asian="normal" style:font-weight-complex="normal"/>
    </style:style>
    <style:style style:name="T304" style:family="text">
      <style:text-properties style:use-window-font-color="true" fo:language="en" fo:country="US" fo:font-weight="normal" officeooo:rsid="019b3740" fo:background-color="transparent" loext:char-shading-value="0" style:font-weight-asian="normal" style:font-weight-complex="normal"/>
    </style:style>
    <style:style style:name="T305" style:family="text">
      <style:text-properties style:use-window-font-color="true" fo:language="en" fo:country="US" fo:font-weight="normal" officeooo:rsid="01acd93f" fo:background-color="transparent" loext:char-shading-value="0" style:font-weight-asian="normal" style:font-weight-complex="normal"/>
    </style:style>
    <style:style style:name="T306" style:family="text">
      <style:text-properties style:use-window-font-color="true" fo:language="en" fo:country="US" fo:font-weight="bold" officeooo:rsid="01868637" fo:background-color="transparent" loext:char-shading-value="0" style:font-weight-asian="bold" style:font-weight-complex="bold"/>
    </style:style>
    <style:style style:name="T307" style:family="text">
      <style:text-properties style:use-window-font-color="true" fo:language="en" fo:country="US" fo:font-weight="bold" officeooo:rsid="019b3740" fo:background-color="transparent" loext:char-shading-value="0" style:font-weight-asian="bold" style:font-weight-complex="bold"/>
    </style:style>
    <style:style style:name="T308" style:family="text">
      <style:text-properties style:use-window-font-color="true" fo:language="en" fo:country="US" fo:font-weight="bold" officeooo:rsid="01acd93f" fo:background-color="transparent" loext:char-shading-value="0" style:font-weight-asian="bold" style:font-weight-complex="bold"/>
    </style:style>
    <style:style style:name="T309" style:family="text">
      <style:text-properties style:use-window-font-color="true" fo:language="en" fo:country="US" fo:font-weight="bold" officeooo:rsid="01dc9126" fo:background-color="transparent" loext:char-shading-value="0" style:font-weight-asian="bold" style:font-weight-complex="bold"/>
    </style:style>
    <style:style style:name="T310" style:family="text">
      <style:text-properties style:use-window-font-color="true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>### <text:span text:style-name="T1">Intro</text:span> ###</text:p>
      <text:p text:style-name="P84"/>
      <text:p text:style-name="P89"><text:span text:style-name="T203">Here are some </text:span><text:span text:style-name="T204">Java </text:span><text:span text:style-name="T205">IDE</text:span><text:span text:style-name="T217"> </text:span><text:span text:style-name="T218">improvements</text:span><text:span text:style-name="T94">,</text:span></text:p>
      <text:p text:style-name="P89"><text:span text:style-name="T110">including</text:span><text:span text:style-name="T218"> Git and general improvements, </text:span><text:span text:style-name="T252">of </text:span><text:span text:style-name="T93">Eclipse </text:span><text:span text:style-name="T206">202</text:span><text:span text:style-name="T205">0</text:span><text:span text:style-name="T206">-</text:span><text:span text:style-name="T207">0</text:span><text:span text:style-name="T205">6</text:span><text:span text:style-name="T93">,</text:span></text:p>
      <text:p text:style-name="P88"><text:span text:style-name="T111">improvements </text:span><text:span text:style-name="T110">that have been added </text:span><text:span text:style-name="T224">since the last release in </text:span><text:span text:style-name="T225">M</text:span><text:span text:style-name="T226">arch</text:span><text:span text:style-name="T224"> </text:span><text:span text:style-name="T110">three months </text:span><text:span text:style-name="T112">ago</text:span><text:span text:style-name="T113">.</text:span></text:p>
      <text:p text:style-name="P5"/>
      <text:p text:style-name="P3"/>
      <text:p text:style-name="P92"><text:span text:style-name="T256">### </text:span><text:span text:style-name="T258">G</text:span><text:span text:style-name="T260">eneral (1/2) </text:span><text:span text:style-name="T256">###</text:span></text:p>
      <text:p text:style-name="P81"/>
      <text:p text:style-name="P95"><text:span text:style-name="T123">The first thing you will notice </text:span><text:span text:style-name="T106">on Windows</text:span><text:span text:style-name="T123"> </text:span><text:span text:style-name="T124">is</text:span><text:span text:style-name="T125"> a</text:span><text:span text:style-name="T124"> </text:span><text:span text:style-name="T212">light g</text:span><text:span text:style-name="T206">r</text:span><text:span text:style-name="T216">e</text:span><text:span text:style-name="T206">y</text:span><text:span text:style-name="T123"> </text:span><text:span text:style-name="T110">instead of a </text:span><text:span text:style-name="T224">blue</text:span><text:span text:style-name="T124"> </text:span><text:span text:style-name="T206">background</text:span><text:span text:style-name="T124">,</text:span></text:p>
      <text:p text:style-name="P8">making <text:span text:style-name="T264">the </text:span><text:span text:style-name="T5">icons</text:span> and <text:span text:style-name="T5">colors</text:span> in other places <text:span text:style-name="T5">stand out</text:span> more.</text:p>
      <text:p text:style-name="P30"/>
      <text:p text:style-name="P9">Another visible change you might have spotted</text:p>
      <text:p text:style-name="P48">is that there are <text:span text:style-name="T2">square</text:span> <text:span text:style-name="T20">instead of </text:span><text:span text:style-name="T17">round</text:span> <text:span text:style-name="T2">tabs</text:span><text:span text:style-name="T5"> by default</text:span>,</text:p>
      <text:p text:style-name="P10">on <text:span text:style-name="T5">Windows</text:span> as well as on <text:span text:style-name="T5">Linux</text:span> and on <text:span text:style-name="T5">macOS</text:span>.</text:p>
      <text:p text:style-name="P96"><text:span text:style-name="T106">E</text:span><text:span text:style-name="T108">clipse</text:span><text:span text:style-name="T107"> l</text:span><text:span text:style-name="T106">ooks cleaner </text:span><text:span text:style-name="T108">now</text:span><text:span text:style-name="T106">, doesn't it?</text:span></text:p>
      <text:p text:style-name="P47"/>
      <text:p text:style-name="P141"><text:span text:style-name="T95">A nice thing is </text:span><text:span text:style-name="T104">i</text:span><text:span text:style-name="T95">n the preferences […] </text:span><text:span text:style-name="T156">G</text:span><text:span text:style-name="T157">eneral</text:span><text:span text:style-name="T95"> […] </text:span><text:span text:style-name="T156">K</text:span><text:span text:style-name="T157">eys</text:span><text:span text:style-name="T95"> […]:</text:span></text:p>
      <text:p text:style-name="P141"><text:span text:style-name="T105">Y</text:span><text:span text:style-name="T95">ou can now not only </text:span><text:span text:style-name="T98">choose </text:span><text:span text:style-name="T213">whether</text:span><text:span text:style-name="T107"> </text:span><text:span text:style-name="T109">to </text:span><text:span text:style-name="T107">d</text:span><text:span text:style-name="T106">isplay keyboard shortcuts</text:span><text:span text:style-name="T95"> </text:span><text:span text:style-name="T110">of executed commands,</text:span></text:p>
      <text:p text:style-name="P93"><text:span text:style-name="T95">but also choose </text:span><text:span text:style-name="T206">when</text:span><text:span text:style-name="T106"> to display them</text:span><text:span text:style-name="T95">.</text:span></text:p>
      <text:p text:style-name="P95"><text:span text:style-name="T104">C</text:span><text:span text:style-name="T97">hoose </text:span><text:span text:style-name="T126">Through mous</text:span><text:span text:style-name="T127">e click</text:span><text:span text:style-name="T97"> to get the shortcuts you are </text:span><text:span text:style-name="T220">not </text:span><text:span text:style-name="T97">using </text:span><text:span text:style-name="T98">i</text:span><text:span text:style-name="T105">f </text:span><text:span text:style-name="T103">you’</text:span><text:span text:style-name="T105">d</text:span><text:span text:style-name="T103"> like to</text:span><text:span text:style-name="T98"> </text:span><text:span text:style-name="T221">learn</text:span><text:span text:style-name="T98"> them,</text:span></text:p>
      <text:p text:style-name="P94"><text:span text:style-name="T97">or </text:span><text:span text:style-name="T110">when doing a presentation</text:span><text:span text:style-name="T97"> </text:span><text:span text:style-name="T96">choose </text:span><text:span text:style-name="T126">Through keyboard</text:span></text:p>
      <text:p text:style-name="P94"><text:span text:style-name="T97">so your audience c</text:span><text:span text:style-name="T96">an follow</text:span><text:span text:style-name="T97"> which shortcuts you use.</text:span></text:p>
      <text:p text:style-name="P56"/>
      <text:p text:style-name="P17">Hello audience, are you ready to follow me to the Java improvements?</text:p>
      <text:p text:style-name="P52"/>
      <text:p text:style-name="P26"/>
      <text:p text:style-name="P86">### <text:span text:style-name="T42">Java </text:span>###</text:p>
      <text:p text:style-name="P79"/>
      <text:p text:style-name="P135"><text:span text:style-name="T87">In the </text:span><text:span text:style-name="T45">Eclipse 202</text:span><text:span text:style-name="T48">0</text:span><text:span text:style-name="T45">-</text:span><text:span text:style-name="T49">0</text:span><text:span text:style-name="T48">6 Java</text:span><text:span text:style-name="T45"> IDE </text:span><text:span text:style-name="T211">Java 14 support</text:span><text:span text:style-name="T44"> i</text:span><text:span text:style-name="T87">n now</text:span><text:span text:style-name="T44"> </text:span><text:span text:style-name="T211">built-in</text:span><text:span text:style-name="T44">.</text:span></text:p>
      <text:p text:style-name="P11">No need to install it via the Marketplace anymore.</text:p>
      <text:p text:style-name="P11"/>
      <text:p text:style-name="P97"><text:span text:style-name="T110">When creating a </text:span><text:span text:style-name="T224">new Java project</text:span><text:span text:style-name="T110">,</text:span></text:p>
      <text:p text:style-name="P155"><text:span text:style-name="T45">f</text:span><text:span text:style-name="T53">or instance via </text:span><text:span text:style-name="T131">Find Actions</text:span><text:span text:style-name="T53"> (</text:span><text:span text:style-name="T211">Ctrl+3</text:span><text:span text:style-name="T53">) </text:span><text:span text:style-name="T110">– to demonstrate </text:span><text:span text:style-name="T122">the </text:span><text:span text:style-name="T110">displaying </text:span><text:span text:style-name="T122">of </text:span><text:span text:style-name="T110">shortcuts </text:span><text:span text:style-name="T122">that we have </text:span><text:span text:style-name="T110">just</text:span><text:span text:style-name="T122"> </text:span><text:span text:style-name="T110">switched </text:span><text:span text:style-name="T116">on –</text:span></text:p>
      <text:p text:style-name="P97"><text:span text:style-name="T45">you can </text:span><text:span text:style-name="T228">select</text:span><text:span text:style-name="T45"> the JRE </text:span><text:span text:style-name="T51">to use </text:span><text:span text:style-name="T45">from a list, </text:span><text:span text:style-name="T52">that </text:span><text:span text:style-name="T114">now</text:span><text:span text:style-name="T52"> </text:span><text:span text:style-name="T49">g</text:span><text:span text:style-name="T52">oes </text:span><text:span text:style-name="T228">up to Java 1</text:span><text:span text:style-name="T229">4</text:span><text:span text:style-name="T45">.</text:span></text:p>
      <text:p text:style-name="P11">This is an impressive long list of Java versions <text:span text:style-name="T265">that are </text:span>supported by <text:span text:style-name="T265">the </text:span>Eclipse compiler <text:span text:style-name="T265">for Java</text:span>, isn't it?</text:p>
      <text:p text:style-name="P106"><text:span text:style-name="T115">M</text:span><text:span text:style-name="T110">ake sure, </text:span><text:span text:style-name="T115">w</text:span><text:span text:style-name="T110">hen using Java 14,</text:span></text:p>
      <text:p text:style-name="P106"><text:span text:style-name="T55">that you have configured a </text:span><text:span text:style-name="T230">Java 1</text:span><text:span text:style-name="T231">4</text:span><text:span text:style-name="T230"> JDK</text:span><text:span text:style-name="T56"> </text:span><text:span text:style-name="T54">in </text:span><text:span text:style-name="T57">t</text:span><text:span text:style-name="T164">he </text:span><text:span text:style-name="T165">[…] preferences</text:span><text:span text:style-name="T150"> […] </text:span><text:span text:style-name="T151">Java</text:span><text:span text:style-name="T150"> […] </text:span><text:span text:style-name="T132">Installed JREs</text:span><text:span text:style-name="T149">.</text:span></text:p>
      <text:p text:style-name="P20"/>
      <text:p text:style-name="P98"><text:span text:style-name="T110">In Java 14,</text:span><text:span text:style-name="T45"> </text:span><text:span text:style-name="T211">switch expressions</text:span><text:span text:style-name="T45"> </text:span><text:span text:style-name="T90">have </text:span><text:span text:style-name="T232">bec</text:span><text:span text:style-name="T250">o</text:span><text:span text:style-name="T232">me </text:span><text:span text:style-name="T228">standard</text:span></text:p>
      <text:p text:style-name="P100"><text:span text:style-name="T110">without further changes compared to </text:span><text:span text:style-name="T117">them </text:span><text:span text:style-name="T110">as </text:span><text:span text:style-name="T119">a </text:span><text:span text:style-name="T118">second </text:span><text:span text:style-name="T110">preview feature in Java 13.</text:span><text:span text:style-name="T45"> </text:span></text:p>
      <text:p text:style-name="P98"><text:span text:style-name="T58">A</text:span><text:span text:style-name="T45">ll </text:span><text:span text:style-name="T228">four</text:span><text:span text:style-name="T45"> switch </text:span><text:span text:style-name="T228">expression </text:span><text:span text:style-name="T233">and statement</text:span><text:span text:style-name="T45"> </text:span><text:span text:style-name="T211">templates</text:span><text:span text:style-name="T45"> can be used without enabling preview features,</text:span></text:p>
      <text:p text:style-name="P99"><text:span text:style-name="T45">o</text:span><text:span text:style-name="T43">r – within an expression – </text:span><text:span text:style-name="T227">both new</text:span><text:span text:style-name="T43"> switch </text:span><text:span text:style-name="T228">expression </text:span><text:span text:style-name="T211">templates</text:span><text:span text:style-name="T50">.</text:span></text:p>
      <text:p text:style-name="P31"/>
      <text:p text:style-name="P31">There is a new Quick Fix f<text:span text:style-name="T255">or cases where </text:span><text:span text:style-name="T22">return</text:span><text:span text:style-name="T255"> is written </text:span><text:span text:style-name="T8">instead of </text:span><text:span text:style-name="T22">yield</text:span><text:span text:style-name="T26"> by mistake.</text:span></text:p>
      <text:p text:style-name="P78"/>
      <text:p text:style-name="P21">Eclipse <text:span text:style-name="T298">also </text:span>provides tool support for the three <text:span text:style-name="T3">preview feature</text:span><text:span text:style-name="T4">s</text:span> of Java 14:</text:p>
      <text:p text:style-name="P21"><text:span text:style-name="T21">Records</text:span>, <text:span text:style-name="T21">Text Blocks</text:span> <text:span text:style-name="T266">and </text:span><text:span text:style-name="T21">Pattern Matching for instance-of</text:span><text:span text:style-name="T23">.</text:span></text:p>
      <text:p text:style-name="P77"/>
      <text:p text:style-name="P101"><text:span text:style-name="T45">A </text:span><text:span text:style-name="T228">new q</text:span><text:span text:style-name="T234">uick</text:span><text:span text:style-name="T228"> way</text:span><text:span text:style-name="T45"> to </text:span><text:span text:style-name="T228">enable the preview features</text:span></text:p>
      <text:p text:style-name="P101"><text:span text:style-name="T45">is to </text:span><text:span text:style-name="T228">right-click</text:span><text:span text:style-name="T45"> the project and choose </text:span><text:span text:style-name="T165">[…] </text:span><text:span text:style-name="T130">Configure</text:span><text:span text:style-name="T45"> </text:span><text:span text:style-name="T165">[…]</text:span><text:span text:style-name="T45"> </text:span><text:span text:style-name="T130">Enable preview </text:span><text:span text:style-name="T133">f</text:span><text:span text:style-name="T130">eatures</text:span><text:span text:style-name="T45">.</text:span></text:p>
      <text:p text:style-name="P22"/>
      <text:p text:style-name="P23"><text:span text:style-name="T20">Now,</text:span><text:span text:style-name="T267"> you can create a </text:span><text:span text:style-name="T24">record</text:span><text:span text:style-name="T267"> for your shallowly immutable data,</text:span></text:p>
      <text:p text:style-name="P142"><text:span text:style-name="T59">via the new </text:span><text:span text:style-name="T134">New Java Record</text:span><text:span text:style-name="T59"> </text:span><text:span text:style-name="T211">d</text:span><text:span text:style-name="T214">ialog</text:span><text:span text:style-name="T45"> </text:span><text:span text:style-name="T165">[…]</text:span></text:p>
      <text:p text:style-name="P102"><text:span text:style-name="T59">o</text:span><text:span text:style-name="T60">r, </text:span><text:span text:style-name="T61">if the</text:span><text:span text:style-name="T59"> file </text:span><text:span text:style-name="T61">is empty</text:span><text:span text:style-name="T59">, </text:span><text:span text:style-name="T60">via </text:span><text:span text:style-name="T59">the </text:span><text:span text:style-name="T134">new_record</text:span><text:span text:style-name="T59"> </text:span><text:span text:style-name="T211">template</text:span><text:span text:style-name="T59">.</text:span></text:p>
      <text:p text:style-name="P32"/>
      <text:p text:style-name="P102"><text:span text:style-name="T59">M</text:span><text:span text:style-name="T90">oreover,</text:span><text:span text:style-name="T59"> the </text:span><text:span text:style-name="T235">Java</text:span><text:span text:style-name="T59"> </text:span><text:span text:style-name="T211">formatter</text:span><text:span text:style-name="T59"> has been extended by various settings for </text:span><text:span text:style-name="T162">records</text:span><text:span text:style-name="T59">.</text:span></text:p>
      <text:p text:style-name="P12">In case you <text:span text:style-name="T298">are </text:span>wonder<text:span text:style-name="T298">ing</text:span> why <text:span text:style-name="T25">record</text:span> is not highlighted here,</text:p>
      <text:p text:style-name="P12"><text:span text:style-name="T21">record</text:span> is like <text:span text:style-name="T25">var</text:span> a <text:span text:style-name="T5">restricted identifier</text:span>, not <text:span text:style-name="T268">a </text:span>keyword.</text:p>
      <text:p text:style-name="P22"/>
      <text:p text:style-name="P25">In the preview feature <text:span text:style-name="T24">Text Blocks</text:span> <text:span text:style-name="T270">two</text:span> <text:span text:style-name="T5">new escape sequences</text:span> <text:span text:style-name="T298">hav</text:span>e <text:span text:style-name="T298">been </text:span>added <text:span text:style-name="T20">compared to Java 13</text:span>:</text:p>
      <text:p text:style-name="P103"><text:span text:style-name="T45">A </text:span><text:span text:style-name="T228">single backslash at the end of the line</text:span><text:span text:style-name="T45"> </text:span>suppresses <text:span text:style-name="T269">the</text:span><text:span text:style-name="T45"> line break</text:span><text:span text:style-name="T62">.</text:span></text:p>
      <text:p text:style-name="P13">There must <text:span text:style-name="T294">be</text:span> <text:span text:style-name="T5">no space</text:span><text:span text:style-name="T15">s </text:span>after the single backslash, otherwise Eclipse shows an error.</text:p>
      <text:p text:style-name="P105"><text:span text:style-name="T166">T</text:span><text:span text:style-name="T177">he escape sequence</text:span><text:span text:style-name="T166"> </text:span><text:span text:style-name="T275">\s</text:span><text:span text:style-name="T177"> [</text:span><text:span text:style-name="T197">Backslash s</text:span><text:span text:style-name="T177">]</text:span><text:span text:style-name="T63"> </text:span><text:span text:style-name="T236">prevents</text:span><text:span text:style-name="T63"> trailing whitespace from being stripped.</text:span></text:p>
      <text:p text:style-name="P24"/>
      <text:p text:style-name="P104"><text:span text:style-name="T63">A </text:span><text:span text:style-name="T64">new preview feature is </text:span><text:span text:style-name="T128">Pattern Matching for instance-of</text:span><text:span text:style-name="T45">.</text:span></text:p>
      <text:p text:style-name="P104"><text:span text:style-name="T45">It is a </text:span><text:span text:style-name="T228">classic instance-of</text:span><text:span text:style-name="T45"> </text:span><text:span text:style-name="T228">p</text:span><text:span text:style-name="T237">lus</text:span><text:span text:style-name="T45"> </text:span><text:span text:style-name="T228">variable assignment</text:span><text:span text:style-name="T45"> t</text:span><text:span text:style-name="T64">o</text:span><text:span text:style-name="T45"> the cast value </text:span><text:span text:style-name="T228">in one</text:span><text:span text:style-name="T45">.</text:span></text:p>
      <text:p text:style-name="P14">Just add the <text:span text:style-name="T5">name of the variable</text:span> that should contain the cast value</text:p>
      <text:p text:style-name="P6">at the end <text:span text:style-name="T18">of the regular </text:span><text:span text:style-name="T28">instance-of</text:span><text:span text:style-name="T37"> </text:span><text:span text:style-name="T38">[...]</text:span></text:p>
      <text:p text:style-name="P19">and you can use the variable inside the valid scope.</text:p>
      <text:p text:style-name="P15"><text:span text:style-name="T30">Also i</text:span><text:span text:style-name="T29">n an expression, </text:span><text:span text:style-name="T25">Pattern Matching for instance-of</text:span> can be used as <text:span text:style-name="T299">a </text:span>conditional operator.</text:p>
      <text:p text:style-name="P29"/>
      <text:p text:style-name="P18">These were the <text:span text:style-name="T5">Java 14 support improvements</text:span>.</text:p>
      <text:p text:style-name="P143"><text:span text:style-name="T92">B</text:span><text:span text:style-name="T91">y the way</text:span><text:span text:style-name="T92">, the </text:span><text:span text:style-name="T228">Gradle support</text:span><text:span text:style-name="T45"> </text:span><text:span text:style-name="T92">has also been improved </text:span><text:span text:style-name="T251">for running and building</text:span><text:span text:style-name="T92"> with </text:span><text:span text:style-name="T251">Java 14</text:span><text:span text:style-name="T92">.</text:span></text:p>
      <text:p text:style-name="P90"><text:span text:style-name="T110">Let's have a look at the improvements that are helpful, also </text:span><text:span text:style-name="T121">for</text:span><text:span text:style-name="T120"> </text:span><text:span text:style-name="T224">older Java versions</text:span><text:span text:style-name="T110">.</text:span></text:p>
      <text:p text:style-name="P27"/>
      <text:p text:style-name="P27">There are <text:span text:style-name="T5">three</text:span> <text:span text:style-name="T3">new clean-up options</text:span></text:p>
      <text:p text:style-name="P107"><text:span text:style-name="T178">t</text:span><text:span text:style-name="T195">hat</text:span><text:span text:style-name="T178"> can be applied </text:span><text:span text:style-name="T198">manually</text:span><text:span text:style-name="T178"> […] </text:span><text:span text:style-name="T198">or</text:span><text:span text:style-name="T178"> on save as so called </text:span><text:span text:style-name="T147">Save Actions</text:span></text:p>
      <text:p text:style-name="P59"><text:span text:style-name="T295">which will be </text:span><text:span text:style-name="T5">enabled in</text:span> […] <text:span text:style-name="T21">Project</text:span> […] <text:span text:style-name="T21">Properties</text:span> […] <text:span text:style-name="T21">Java Editor</text:span> […] <text:span text:style-name="T21">Save Actions</text:span>.</text:p>
      <text:p text:style-name="P59">Two of the three new options can be found in the <text:span text:style-name="T21">Code Style</text:span> tab:</text:p>
      <text:p text:style-name="P33"/>
      <text:p text:style-name="P108"><text:span text:style-name="T135">var</text:span><text:span text:style-name="T65"> </text:span><text:span text:style-name="T178">which has been introduced in Java 10</text:span><text:span text:style-name="T66"> </text:span><text:span text:style-name="T65">can be used </text:span><text:span text:style-name="T238">wherever possible</text:span></text:p>
      <text:p text:style-name="P108"><text:span text:style-name="T66">to </text:span><text:span text:style-name="T128">use local variable type inference</text:span><text:span text:style-name="T66"> instead of </text:span><text:span text:style-name="T69">having type definitions.</text:span></text:p>
      <text:p text:style-name="P62"><text:span text:style-name="T5">Diamond operators</text:span> will be <text:span text:style-name="T5">filled</text:span> with generic parameter types from the type definition</text:p>
      <text:p text:style-name="P63">and in some cases <text:span text:style-name="T301">a</text:span><text:span text:style-name="T300"> </text:span><text:span text:style-name="T5">literal suffix</text:span> will be <text:span text:style-name="T5">added to numbers</text:span></text:p>
      <text:p text:style-name="P63">to make sure the <text:span text:style-name="T5">type keeps the same</text:span> when being inferred.</text:p>
      <text:p text:style-name="P113"/>
      <text:p text:style-name="P110"><text:span text:style-name="T68">To r</text:span><text:span text:style-name="T67">eplace </text:span><text:span text:style-name="T238">simple</text:span><text:span text:style-name="T68"> logical </text:span><text:span text:style-name="T135">and</text:span><text:span text:style-name="T68"> and </text:span><text:span text:style-name="T135">or</text:span><text:span text:style-name="T68"> </text:span><text:span text:style-name="T238">operators </text:span><text:span text:style-name="T68">w</text:span><text:span text:style-name="T67">ith</text:span><text:span text:style-name="T68"> their corresponding </text:span><text:span text:style-name="T238">conditional</text:span><text:span text:style-name="T68"> operators,</text:span></text:p>
      <text:p text:style-name="P109"><text:span text:style-name="T43">check the checkbox </text:span><text:span text:style-name="T128">Use lazy logical operators</text:span><text:span text:style-name="T43">.</text:span></text:p>
      <text:p text:style-name="P60">Not executing the right side might change the semantic<text:span text:style-name="T299">s</text:span> of your code.</text:p>
      <text:p text:style-name="P111"><text:span text:style-name="T43">Therefore, this clean-up will </text:span><text:span text:style-name="T239">only </text:span><text:span text:style-name="T227">be applied</text:span><text:span text:style-name="T43">, if the </text:span><text:span text:style-name="T227">right side</text:span><text:span text:style-name="T43"> is known to be </text:span><text:span text:style-name="T227">free of side effects</text:span><text:span text:style-name="T43">.</text:span></text:p>
      <text:p text:style-name="P61">If the right side contains any assignments, increments, decrements, method calls or object creations,</text:p>
      <text:p text:style-name="P61">nothing will be changed. That’s smart, isn’t it?</text:p>
      <text:p text:style-name="P34"/>
      <text:p text:style-name="P112"><text:span text:style-name="T70">In the </text:span><text:span text:style-name="T136">Unnecessary Code</text:span><text:span text:style-name="T70"> tab, the</text:span><text:span text:style-name="T71">re is the</text:span><text:span text:style-name="T70"> new option</text:span></text:p>
      <text:p text:style-name="P112"><text:span text:style-name="T128">Merge conditions of if/else if/else that have the same blocks</text:span><text:span text:style-name="T71">.</text:span></text:p>
      <text:p text:style-name="P59">Merging happens <text:span text:style-name="T5">even</text:span> if the blocks are <text:span text:style-name="T5">formatted differently</text:span> or contain <text:span text:style-name="T5">different comments</text:span>.</text:p>
      <text:p text:style-name="P107"><text:span text:style-name="T178">In s</text:span><text:span text:style-name="T179">uch</text:span><text:span text:style-name="T178"> case</text:span><text:span text:style-name="T179">s</text:span><text:span text:style-name="T178">, the </text:span><text:span text:style-name="T198">first block survives</text:span><text:span text:style-name="T178">.</text:span></text:p>
      <text:p text:style-name="P59"/>
      <text:p text:style-name="P114">The <text:span text:style-name="T9">Java </text:span><text:span text:style-name="T5">debugger</text:span> has been <text:span text:style-name="T5">improved</text:span> to <text:span text:style-name="T211">inspect synthetic variables</text:span>,</text:p>
      <text:p text:style-name="P64">variables generated by the Java compiler,</text:p>
      <text:p text:style-name="P114"><text:span text:style-name="T272">for</text:span> <text:span text:style-name="T271">corner</text:span> cases where previously resolving the variable failed.</text:p>
      <text:p text:style-name="P16"><text:span text:style-name="T31">Here, t</text:span><text:span text:style-name="T29">his is such a corner case […] where the Java compiler generated a synthetic variable</text:span></text:p>
      <text:p text:style-name="P69">to access <text:span text:style-name="T5">outside</text:span> of this <text:span text:style-name="T5">anonymous class</text:span> […]</text:p>
      <text:p text:style-name="P69">the method parameter <text:span text:style-name="T21">predicate</text:span> […]</text:p>
      <text:p text:style-name="P136"><text:span text:style-name="T192">which can now be </text:span><text:span text:style-name="T202">inspected</text:span><text:span text:style-name="T192"> inside the anonymous class</text:span><text:span text:style-name="T178">.</text:span></text:p>
      <text:p text:style-name="P28"/>
      <text:p text:style-name="P64">Until now, a NullPointerException told you in which <text:span text:style-name="T5">line</text:span> it occurred, <text:span text:style-name="T5">but not what was </text:span><text:span text:style-name="T21">null</text:span>.</text:p>
      <text:p text:style-name="P115"><text:span text:style-name="T72">I</text:span><text:span text:style-name="T73">f you </text:span><text:span text:style-name="T91">want</text:span><text:span text:style-name="T73"> to </text:span><text:span text:style-name="T91">receive</text:span><text:span text:style-name="T73"> </text:span><text:span text:style-name="T77">more</text:span><text:span text:style-name="T73"> </text:span><text:span text:style-name="T128">helpful</text:span><text:span text:style-name="T211"> NullPointerExceptions</text:span><text:span text:style-name="T73"> messages,</text:span></text:p>
      <text:p text:style-name="P137"><text:span text:style-name="T77">you can use t</text:span><text:span text:style-name="T88">he</text:span><text:span text:style-name="T240"> VM argument</text:span><text:span text:style-name="T77"> </text:span><text:span text:style-name="T178">that has been introduced in Java 14</text:span></text:p>
      <text:p text:style-name="P137"><text:span text:style-name="T175">to turn o</text:span><text:span text:style-name="T176">n helpful </text:span><text:span text:style-name="T155">NullPointerExceptions</text:span><text:span text:style-name="T73"> </text:span><text:span text:style-name="T77">as follows</text:span><text:span text:style-name="T73">:</text:span></text:p>
      <text:p text:style-name="P115"><text:span text:style-name="T95">In the preferences […] </text:span><text:span text:style-name="T156">J</text:span><text:span text:style-name="T158">ava</text:span><text:span text:style-name="T95"> […] </text:span><text:span text:style-name="T142">I</text:span><text:span text:style-name="T143">nstalled JREs</text:span><text:span text:style-name="T95"> […] </text:span><text:span text:style-name="T74">s</text:span><text:span text:style-name="T73">elect</text:span><text:span text:style-name="T75"> </text:span><text:span text:style-name="T73">the JRE or JDK, </text:span><text:span text:style-name="T74">[…]</text:span><text:span text:style-name="T73"> click </text:span><text:span text:style-name="T137">Edit...</text:span></text:p>
      <text:p text:style-name="P46"><text:span text:style-name="T273">and i</text:span>n <text:span text:style-name="T25">Default VM argument</text:span><text:span text:style-name="T27">s</text:span> enter:</text:p>
      <text:p text:style-name="P156"><text:span text:style-name="T274">-XX:+ShowCodeDetailsInExceptionMessages</text:span><text:span text:style-name="T303"> </text:span><text:span text:style-name="T304">[</text:span><text:span text:style-name="T306">minus X </text:span><text:span text:style-name="T307">X </text:span><text:span text:style-name="T306">colon plus <text:s text:c="2"/>show code details in exception messages</text:span><text:span text:style-name="T304">]</text:span><text:span text:style-name="T303">.</text:span></text:p>
      <text:p text:style-name="P35"/>
      <text:p text:style-name="P67">This <text:span text:style-name="T5">VM feature</text:span> is <text:span text:style-name="T290">already </text:span>available in <text:span text:style-name="T290">all</text:span> <text:span text:style-name="T21">HotSpot</text:span><text:span text:style-name="T5"> </text:span>Java<text:span text:style-name="T5"> 14</text:span> VMs,</text:p>
      <text:p text:style-name="P129"><text:span text:style-name="T189">e.g. those from</text:span><text:span text:style-name="T178"> </text:span><text:span text:style-name="T198">Oracle</text:span><text:span text:style-name="T178"> and the </text:span><text:span text:style-name="T160">H</text:span><text:span text:style-name="T161">otSpot</text:span><text:span text:style-name="T190"> VMs from</text:span><text:span text:style-name="T178"> </text:span><text:span text:style-name="T201">Adopt O</text:span><text:span text:style-name="T198">pen JDK</text:span><text:span text:style-name="T178">.</text:span></text:p>
      <text:p text:style-name="P67"/>
      <text:p text:style-name="P68"><text:span text:style-name="T291">In contrast, t</text:span>he <text:span text:style-name="T276">Eclipse</text:span><text:span text:style-name="T10"> </text:span><text:span text:style-name="T5">OpenJ9</text:span> Java <text:span text:style-name="T5">14</text:span> VM <text:span text:style-name="T5">does not </text:span><text:span text:style-name="T14">yet </text:span><text:span text:style-name="T291">have it,</text:span></text:p>
      <text:p text:style-name="P68"><text:span text:style-name="T291">but will have </text:span><text:span text:style-name="T5">slightly simpler</text:span> helpful <text:span text:style-name="T25">NullPointerExceptions</text:span> messages</text:p>
      <text:p text:style-name="P130"><text:span text:style-name="T198">starting</text:span><text:span text:style-name="T178"> with the next release, </text:span><text:span text:style-name="T198">on</text:span><text:span text:style-name="T178"> </text:span><text:span text:style-name="T283">July 20</text:span><text:span text:style-name="T277">, 2020</text:span><text:span text:style-name="T278">, </text:span><text:span text:style-name="T279">in </text:span><text:span text:style-name="T284">Java 14</text:span></text:p>
      <text:p text:style-name="P130"><text:span text:style-name="T279">and – thanks </text:span><text:span text:style-name="T282">t</text:span><text:span text:style-name="T279">o </text:span><text:span text:style-name="T281">a </text:span><text:span text:style-name="T280">single source base – probably </text:span><text:span text:style-name="T279">also in </text:span><text:span text:style-name="T285">Java 8 and 11</text:span><text:span text:style-name="T279">.</text:span></text:p>
      <text:p text:style-name="P68"/>
      <text:p text:style-name="P51"/>
      <text:p text:style-name="P90"><text:span text:style-name="T256">### </text:span><text:span text:style-name="T258">G</text:span><text:span text:style-name="T257">it [ɡɪt] </text:span><text:span text:style-name="T256">###</text:span></text:p>
      <text:p text:style-name="P80"/>
      <text:p text:style-name="P65"><text:span text:style-name="T292">The </text:span>Git support has been improved as well.</text:p>
      <text:p text:style-name="P37"/>
      <text:p text:style-name="P40">In the <text:span text:style-name="T21">Git Repositories</text:span> view <text:span text:style-name="T3">tags can be filtered</text:span><text:span text:style-name="T276"> now.</text:span></text:p>
      <text:p text:style-name="P41">Select the <text:span text:style-name="T21">Tags</text:span> <text:span text:style-name="T5">node</text:span>, <text:span text:style-name="T5">right-click</text:span> and choose <text:span text:style-name="T21">Filter Tags…</text:span> <text:span text:style-name="T32">or hit Ctrl+F</text:span>.</text:p>
      <text:p text:style-name="P117"><text:span text:style-name="T80">You can use</text:span><text:span text:style-name="T79"> </text:span><text:span text:style-name="T242">wildcards</text:span><text:span text:style-name="T79">:</text:span></text:p>
      <text:p text:style-name="P118"><text:span text:style-name="T79"><text:tab/>an </text:span><text:span text:style-name="T241">asterisk</text:span><text:span text:style-name="T78"> for </text:span><text:span text:style-name="T241">any </text:span><text:span text:style-name="T242">string</text:span><text:span text:style-name="T73"> </text:span><text:span text:style-name="T74">[…]</text:span><text:span text:style-name="T73"> </text:span></text:p>
      <text:p text:style-name="P118"><text:span text:style-name="T242"><text:tab/></text:span><text:span text:style-name="T79">a </text:span><text:span text:style-name="T242">question mark</text:span><text:span text:style-name="T79"> for </text:span><text:span text:style-name="T242">any character</text:span><text:span text:style-name="T73"> </text:span><text:span text:style-name="T74">[…]</text:span></text:p>
      <text:p text:style-name="P118"><text:span text:style-name="T73"><text:tab/></text:span><text:span text:style-name="T178">and – like in regular expressions – </text:span><text:span text:style-name="T81"><text:s/></text:span><text:span text:style-name="T82">a</text:span><text:span text:style-name="T243"> </text:span><text:span text:style-name="T242">caret</text:span><text:span text:style-name="T79"> </text:span><text:span text:style-name="T80">[</text:span><text:span text:style-name="T79">ˈkærɪt</text:span><text:span text:style-name="T80">] a</text:span><text:span text:style-name="T81">s prefix for </text:span><text:span text:style-name="T138">starts with</text:span><text:span text:style-name="T152"> </text:span><text:span text:style-name="T153">[…]</text:span></text:p>
      <text:p text:style-name="P118"><text:span text:style-name="T154"><text:tab/></text:span><text:span text:style-name="T81">and </text:span><text:span text:style-name="T243">a dollar sign</text:span><text:span text:style-name="T81"> to mark the </text:span><text:span text:style-name="T243">end</text:span><text:span text:style-name="T81">.</text:span></text:p>
      <text:p text:style-name="P118"><text:span text:style-name="T82">The </text:span><text:span text:style-name="T244">number sign</text:span><text:span text:style-name="T82"> </text:span><text:span text:style-name="T78">followed by a number, </text:span><text:span text:style-name="T178">for instance 10,</text:span></text:p>
      <text:p text:style-name="P118"><text:span text:style-name="T78">shows only the 10 </text:span><text:span text:style-name="T241">most recent tags</text:span><text:span text:style-name="T78"> according to the commit date of the commit they point to.</text:span></text:p>
      <text:p text:style-name="P138"><text:span text:style-name="T178">A tag filter c</text:span><text:span text:style-name="T193">an be</text:span><text:span text:style-name="T178"> set p</text:span><text:span text:style-name="T193">er</text:span><text:span text:style-name="T178"> repository and persists until it will be replaced by a new one.</text:span></text:p>
      <text:p text:style-name="P42"/>
      <text:p text:style-name="P119"><text:span text:style-name="T100">In t</text:span><text:span text:style-name="T99">he </text:span><text:span text:style-name="T144">Clone Git Repositories</text:span><text:span text:style-name="T99"> </text:span><text:span text:style-name="T222">dialog</text:span><text:span text:style-name="T100"> there is a new button </text:span><text:span text:style-name="T99">to </text:span><text:span text:style-name="T211">clone from a Git bundle file</text:span><text:span text:style-name="T95">.</text:span></text:p>
      <text:p text:style-name="P66">A Git bundle file is an <text:span text:style-name="T5">archive </text:span><text:span text:style-name="T11">file</text:span>, like a ZIP file, but in a <text:span text:style-name="T5">Git-specific format</text:span>,</text:p>
      <text:p text:style-name="P139"><text:span text:style-name="T178">that, </text:span><text:span text:style-name="T181">for example,</text:span><text:span text:style-name="T178"> can be created </text:span><text:span text:style-name="T198">on the command line</text:span><text:span text:style-name="T178"> v</text:span><text:span text:style-name="T180">ia</text:span><text:span text:style-name="T178"> the command</text:span></text:p>
      <text:p text:style-name="P66"><text:span text:style-name="T21">git bundle create</text:span> followed by the file name.</text:p>
      <text:p text:style-name="P53"/>
      <text:p text:style-name="P120"><text:span text:style-name="T101">In the </text:span><text:span text:style-name="T128">Git Staging</text:span><text:span text:style-name="T95"> view, </text:span><text:span text:style-name="T101">when the </text:span><text:span text:style-name="T223">Git staging is empty</text:span><text:span text:style-name="T101">,</text:span></text:p>
      <text:p text:style-name="P120"><text:span text:style-name="T101">the </text:span><text:span text:style-name="T142">Commit and Push</text:span><text:span text:style-name="T95"> </text:span><text:span text:style-name="T101">button </text:span><text:span text:style-name="T95">becomes </text:span><text:span text:style-name="T128">Push Head</text:span><text:span text:style-name="T95">.</text:span></text:p>
      <text:p text:style-name="P121"><text:span text:style-name="T181">Now, you can </text:span><text:span text:style-name="T199">stay in the </text:span><text:span text:style-name="T146">Git Staging</text:span><text:span text:style-name="T181"> view</text:span></text:p>
      <text:p text:style-name="P139"><text:span text:style-name="T181">to push a series of commits c</text:span><text:span text:style-name="T182">ommitted without pushing</text:span><text:span text:style-name="T181"> before to the remote repository,</text:span></text:p>
      <text:p text:style-name="P74">without having to go somewhere else to do so.</text:p>
      <text:p text:style-name="P54"/>
      <text:p text:style-name="P55">In the <text:span text:style-name="T21">Commit Viewer</text:span>, in the <text:span text:style-name="T24">Diff</text:span> tab there is now a <text:span text:style-name="T24">Quick Outline</text:span></text:p>
      <text:p text:style-name="P55">to navigate to a <text:span text:style-name="T5">change </text:span><text:span text:style-name="T287">of</text:span> a <text:span text:style-name="T5">specific file</text:span><text:span text:style-name="T286">.</text:span></text:p>
      <text:p text:style-name="P122"><text:span text:style-name="T102">And in the corresponding regular </text:span><text:span text:style-name="T145">Outline</text:span><text:span text:style-name="T102"> view you can now</text:span></text:p>
      <text:p text:style-name="P140">toggle the presentation <text:span text:style-name="T287">between</text:span> <text:span text:style-name="T5">flat folder list</text:span> <text:span text:style-name="T287">and the new </text:span><text:span text:style-name="T12">folder tree</text:span> <text:span text:style-name="T293">p</text:span>resentation. </text:p>
      <text:p text:style-name="P50"/>
      <text:p text:style-name="P49"/>
      <text:p text:style-name="P116"><text:span text:style-name="T256">### </text:span><text:span text:style-name="T258">G</text:span><text:span text:style-name="T260">eneral (</text:span><text:span text:style-name="T261">2</text:span><text:span text:style-name="T260">/2) </text:span><text:span text:style-name="T256">###</text:span></text:p>
      <text:p text:style-name="P82"/>
      <text:p text:style-name="P70">Besides these Java- and Git-specific improvements,</text:p>
      <text:p text:style-name="P71">there are <text:span text:style-name="T5">several</text:span> small general <text:span text:style-name="T5">platform improvements</text:span></text:p>
      <text:p text:style-name="P123"><text:span text:style-name="T181">m</text:span><text:span text:style-name="T183">aking</text:span><text:span text:style-name="T181"> coding easier independent o</text:span><text:span text:style-name="T195">f the</text:span><text:span text:style-name="T181"> language </text:span><text:span text:style-name="T194">used</text:span><text:span text:style-name="T181">.</text:span></text:p>
      <text:p text:style-name="P36"/>
      <text:p text:style-name="P38"><text:span text:style-name="T3">Ligatures</text:span> that were previously fully supported on Linux and MacOS only,</text:p>
      <text:p text:style-name="P38">are now <text:span text:style-name="T3">fully supported on Windows</text:span> too.</text:p>
      <text:p text:style-name="P38">So you can now use <text:span text:style-name="T299">also on </text:span>Window<text:span text:style-name="T288">s </text:span>a <text:span text:style-name="T5">font</text:span> with <text:span text:style-name="T5">programming ligatures</text:span> l<text:span text:style-name="T302">ike </text:span><text:span text:style-name="T310">Fira Code</text:span><text:span text:style-name="T302">, </text:span><text:span text:style-name="T310">Monoid</text:span><text:span text:style-name="T302"> or </text:span><text:span text:style-name="T310">Victor Mono</text:span><text:span text:style-name="T302">.</text:span></text:p>
      <text:p text:style-name="P144"><text:span text:style-name="T29">In the preferences […] </text:span><text:span text:style-name="T25">General</text:span><text:span text:style-name="T29"> […] </text:span><text:span text:style-name="T25">Appearance</text:span><text:span text:style-name="T29"> […] </text:span><text:span text:style-name="T25">Colors and Fonts</text:span><text:span text:style-name="T29"> […]</text:span></text:p>
      <text:p text:style-name="P149"><text:span text:style-name="T181">choose f</text:span><text:span text:style-name="T184">or</text:span><text:span text:style-name="T181"> </text:span><text:span text:style-name="T159">Basic</text:span><text:span text:style-name="T181"> […] </text:span><text:span text:style-name="T159">Text Font</text:span><text:span text:style-name="T181"> […] </text:span><text:span text:style-name="T184">a font </text:span><text:span text:style-name="T181">with programming ligatures.</text:span></text:p>
      <text:p text:style-name="P149"><text:span text:style-name="T83">This turns, </text:span><text:span text:style-name="T181">for example,</text:span><text:span text:style-name="T83"> the combination of a </text:span><text:span text:style-name="T245">minus followed by a greater-than</text:span><text:span text:style-name="T83"> sign</text:span></text:p>
      <text:p text:style-name="P150"><text:span text:style-name="T83">into a </text:span><text:span text:style-name="T245">real looking</text:span><text:span text:style-name="T246"> </text:span><text:span text:style-name="T13">r</text:span><text:span text:style-name="T245">ightwards arrow</text:span><text:span text:style-name="T167"> </text:span><text:span text:style-name="T168">li</text:span><text:span text:style-name="T167">gature.</text:span></text:p>
      <text:p text:style-name="P150"><text:span text:style-name="T168">T</text:span><text:span text:style-name="T167">he same a</text:span><text:span text:style-name="T168">pplies for </text:span><text:span text:style-name="T139">not equal </text:span><text:span text:style-name="T167">[…] </text:span><text:span text:style-name="T168">or for </text:span><text:span text:style-name="T140">less </text:span><text:span text:style-name="T21">than or equal</text:span></text:p>
      <text:p text:style-name="P150"><text:span text:style-name="T167">[…] </text:span><text:span text:style-name="T296">and other combination of characters depending on which ligatures the font contains.</text:span></text:p>
      <text:p text:style-name="P150"/>
      <text:p text:style-name="P146">A<text:span text:style-name="T299">nother</text:span> minor improvement you might want to know about:</text:p>
      <text:p text:style-name="P151"><text:span text:style-name="T297">When you create a file and specify a path, </text:span><text:span text:style-name="T16">non-existent folders will </text:span><text:span text:style-name="T19">just</text:span><text:span text:style-name="T16"> be created</text:span></text:p>
      <text:p text:style-name="P147">instead of<text:span text:style-name="T299"> the dialog </text:span>refusing to create the file in such a case.</text:p>
      <text:p text:style-name="P145"/>
      <text:p text:style-name="P152"><text:span text:style-name="T186">Not only</text:span><text:span text:style-name="T181"> the Light Theme mentioned at the beginning,</text:span></text:p>
      <text:p text:style-name="P152"><text:span text:style-name="T86">but also </text:span><text:span text:style-name="T84">t</text:span><text:span text:style-name="T76">he </text:span><text:span text:style-name="T211">Dark Theme</text:span><text:span text:style-name="T76"> h</text:span><text:span text:style-name="T86">as been</text:span><text:span text:style-name="T76"> </text:span><text:span text:style-name="T247">improved</text:span><text:span text:style-name="T76">.</text:span></text:p>
      <text:p text:style-name="P153"><text:span text:style-name="T181">Let's switch to the dark theme to see h</text:span><text:span text:style-name="T186">ow it looks now</text:span><text:span text:style-name="T181">.</text:span></text:p>
      <text:p text:style-name="P148"/>
      <text:p text:style-name="P148">By the way, in the <text:span text:style-name="T5">preferences</text:span> […] <text:span text:style-name="T21">General</text:span> […] <text:span text:style-name="T21">Appearance</text:span> […],</text:p>
      <text:p text:style-name="P154"><text:span text:style-name="T181">where </text:span><text:span text:style-name="T195">y</text:span><text:span text:style-name="T185">o</text:span><text:span text:style-name="T195">u</text:span><text:span text:style-name="T181"> switch to the </text:span><text:span text:style-name="T199">dark theme</text:span><text:span text:style-name="T181">,</text:span></text:p>
      <text:p text:style-name="P154"><text:span text:style-name="T181">there is a </text:span><text:span text:style-name="T185">new </text:span><text:span text:style-name="T199">checkbox</text:span><text:span text:style-name="T181"> with which you can turn off the new </text:span><text:span text:style-name="T199">square tabs</text:span><text:span text:style-name="T181">, j</text:span><text:span text:style-name="T187">ust in case you</text:span><text:span text:style-name="T181"> don't like t</text:span><text:span text:style-name="T185">hem</text:span><text:span text:style-name="T181">.</text:span></text:p>
      <text:p text:style-name="P154"><text:span text:style-name="T181">S</text:span><text:span text:style-name="T194">witching the theme requires a</text:span><text:span text:style-name="T181"> restart.</text:span></text:p>
      <text:p text:style-name="P45"/>
      <text:p text:style-name="P126"><text:span text:style-name="T84">Here </text:span><text:span text:style-name="T91">is</text:span><text:span text:style-name="T84"> the </text:span><text:span text:style-name="T248">new splash screen</text:span><text:span text:style-name="T84">. Do you like it?</text:span></text:p>
      <text:p text:style-name="P125"><text:span text:style-name="T84">I guess you do. If not, don't worry, Eclipse takes </text:span><text:span text:style-name="T248">less time to </text:span><text:span text:style-name="T308">start </text:span><text:span text:style-name="T309">now</text:span><text:span text:style-name="T305">.</text:span></text:p>
      <text:p text:style-name="P45"/>
      <text:p text:style-name="P124"><text:span text:style-name="T76">On Windows </text:span><text:span text:style-name="T85">10, </text:span><text:span text:style-name="T76">everything is now </text:span><text:span text:style-name="T247">dark</text:span><text:span text:style-name="T76">, the </text:span><text:span text:style-name="T247">menu and all scrollbars</text:span><text:span text:style-name="T76">.</text:span></text:p>
      <text:p text:style-name="P39"/>
      <text:p text:style-name="P127"><text:span text:style-name="T181">Not only on Windows,</text:span><text:span text:style-name="T86"> </text:span><text:span text:style-name="T89">t</text:span><text:span text:style-name="T86">he view </text:span><text:span text:style-name="T249">toolbar colors</text:span><text:span text:style-name="T86"> are </text:span><text:span text:style-name="T43">now </text:span><text:span text:style-name="T249">more </text:span><text:span text:style-name="T227">consistent</text:span><text:span text:style-name="T86">.</text:span></text:p>
      <text:p text:style-name="P72">Like the <text:span text:style-name="T25">Light Theme</text:span>, everything looks a bit <text:span text:style-name="T5">smoother and cleaner</text:span> now, doesn't it?</text:p>
      <text:p text:style-name="P43"/>
      <text:p text:style-name="P2"/>
      <text:p text:style-name="P128"><text:span text:style-name="T256">### </text:span><text:span text:style-name="T258">W</text:span><text:span text:style-name="T259">eb/</text:span><text:span text:style-name="T258">M</text:span><text:span text:style-name="T262">isc</text:span><text:span text:style-name="T257"> </text:span><text:span text:style-name="T256">###</text:span></text:p>
      <text:p text:style-name="P83"/>
      <text:p text:style-name="P76">In the <text:span text:style-name="T21">Eclipse IDE </text:span><text:span text:style-name="T24">for Enterprise Java</text:span><text:span text:style-name="T21"> Developers</text:span>,</text:p>
      <text:p text:style-name="P73">which is the most <text:span text:style-name="T299">frequently </text:span>downloaded Eclipse IDE package,</text:p>
      <text:p text:style-name="P131"><text:span text:style-name="T171">a</text:span><text:span text:style-name="T173">nd </text:span><text:span text:style-name="T172">in the </text:span><text:span text:style-name="T141">Eclipse IDE </text:span><text:span text:style-name="T128">for PHP</text:span><text:span text:style-name="T141"> Developers</text:span><text:span text:style-name="T171">,</text:span></text:p>
      <text:p text:style-name="P132"><text:span text:style-name="T163">the </text:span><text:span text:style-name="T196">editor</text:span><text:span text:style-name="T163"> from the </text:span><text:span text:style-name="T148">Eclipse</text:span><text:span text:style-name="T129"> Wild Web Developer</text:span><text:span text:style-name="T163"> project is now used </text:span><text:span text:style-name="T171">f</text:span><text:span text:style-name="T163">or </text:span><text:span text:style-name="T196">JavaScript files</text:span></text:p>
      <text:p text:style-name="P131"><text:span text:style-name="T188">which </text:span><text:span text:style-name="T181">provid</text:span><text:span text:style-name="T188">es</text:span><text:span text:style-name="T181"> </text:span><text:span text:style-name="T199">code completion</text:span><text:span text:style-name="T181"> also </text:span><text:span text:style-name="T199">for</text:span><text:span text:style-name="T181"> </text:span><text:span text:style-name="T199">HTML</text:span><text:span text:style-name="T181"> </text:span><text:span text:style-name="T199">o</text:span><text:span text:style-name="T200">bjects</text:span><text:span text:style-name="T181">,</text:span></text:p>
      <text:p text:style-name="P73"><text:span text:style-name="T289">like </text:span>for example for <text:span text:style-name="T21">document</text:span> […] or for <text:span text:style-name="T21">location</text:span>.</text:p>
      <text:p text:style-name="P75"/>
      <text:p text:style-name="P57"><text:span text:style-name="T35">Please note, o</text:span><text:span text:style-name="T34">n Linux, Eclipse </text:span><text:span text:style-name="T36">now </text:span><text:span text:style-name="T34">requires </text:span><text:span text:style-name="T33">instead of GTK 3.14,</text:span><text:span text:style-name="T34"> GTK </text:span><text:span text:style-name="T35">3</text:span><text:span text:style-name="T34">.20 or higher.</text:span></text:p>
      <text:p text:style-name="P75"/>
      <text:p text:style-name="P134"><text:span text:style-name="T169">Eclipse is 100% free and open source </text:span><text:span text:style-name="T174">and if</text:span><text:span text:style-name="T169"> you want to support Eclipse,</text:span></text:p>
      <text:p text:style-name="P134"><text:span text:style-name="T170">go to</text:span><text:span text:style-name="T169"> the Help menu a</text:span><text:span text:style-name="T170">nd follow</text:span><text:span text:style-name="T169"> </text:span><text:span text:style-name="T128">Donate</text:span><text:span text:style-name="T169">,</text:span></text:p>
      <text:p text:style-name="P133"><text:span text:style-name="T181">just above </text:span><text:span text:style-name="T146">Contribute</text:span><text:span text:style-name="T181"> w</text:span><text:span text:style-name="T191">here you can</text:span><text:span text:style-name="T181"> become a hero.</text:span></text:p>
      <text:p text:style-name="P44"/>
      <text:p text:style-name="P44"/>
      <text:p text:style-name="P87">### Outro ###</text:p>
      <text:p text:style-name="P85"/>
      <text:p text:style-name="P58"><text:span text:style-name="T39">These were some of the </text:span><text:span text:style-name="T6">Java </text:span><text:span text:style-name="T7">IDE</text:span><text:span text:style-name="T39"> improvements</text:span></text:p>
      <text:p text:style-name="P91"><text:span text:style-name="T253">of the </text:span><text:span text:style-name="T219">quarterly </text:span><text:span text:style-name="T46">Rolling</text:span><text:span text:style-name="T47"> Release </text:span><text:span text:style-name="T210">J</text:span><text:span text:style-name="T215">une</text:span><text:span text:style-name="T209"> 202</text:span><text:span text:style-name="T208">0</text:span><text:span text:style-name="T254">.</text:span></text:p>
      <text:p text:style-name="P58"/>
      <text:p text:style-name="P7">If you <text:span text:style-name="T263">have missed</text:span> some versions, you might want to watch the previous videos, too.</text:p>
      <text:p text:style-name="P1"/>
      <text:p text:style-name="P4"><text:span text:style-name="T40">Thank</text:span><text:span text:style-name="T41">s</text:span> for watching and <text:span text:style-name="T40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4T08:46:58.207000000</meta:creation-date>
    <dc:date>2020-06-13T15:50:59.911000000</dc:date>
    <meta:editing-duration>P1DT15H55M49S</meta:editing-duration>
    <meta:editing-cycles>278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63" meta:word-count="1779" meta:character-count="10120" meta:non-whitespace-character-count="8486"/>
  </office:meta>
</office:document-meta>
</file>